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FreeMono" svg:font-family="FreeMono" style:font-family-generic="modern" style:font-pitch="fixed"/>
    <style:font-face style:name="Ani" svg:font-family="Ani" style:font-pitch="variable"/>
    <style:font-face style:name="Garuda" svg:font-family="Garuda" style:font-pitch="variable"/>
    <style:font-face style:name="KacstPoster" svg:font-family="KacstPoster" style:font-pitch="variable"/>
    <style:font-face style:name="Lohit Devanagari" svg:font-family="'Lohit Devanagari'" style:font-pitch="variable"/>
    <style:font-face style:name="MathJax_Caligraphic" svg:font-family="MathJax_Caligraphic" style:font-pitch="variable"/>
    <style:font-face style:name="MathJax_Script" svg:font-family="MathJax_Script" style:font-pitch="variable"/>
    <style:font-face style:name="Noto Sans CJK SC" svg:font-family="'Noto Sans CJK SC'" style:font-pitch="variable"/>
    <style:font-face style:name="Tibetan Machine Uni" svg:font-family="'Tibetan Machine Uni'" style:font-pitch="variable"/>
    <style:font-face style:name="Z0031" svg:font-family="Z003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Z003" svg:font-family="Z003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f6ee" officeooo:paragraph-rsid="0016f6e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6f6ee" officeooo:paragraph-rsid="0016f6e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f6ee" officeooo:paragraph-rsid="0016f6e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355d17" officeooo:paragraph-rsid="00355d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355d17" officeooo:paragraph-rsid="003a846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380cbd" officeooo:paragraph-rsid="00380c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80cbd" officeooo:paragraph-rsid="0039cc3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f6ee" officeooo:paragraph-rsid="0016f6e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193" officeooo:paragraph-rsid="0017d19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193" officeooo:paragraph-rsid="0018d52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6f6ee" officeooo:paragraph-rsid="0016f6e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6f6ee" officeooo:paragraph-rsid="0016f6ee" style:font-name-asian="Liberation Serif1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7d193" officeooo:paragraph-rsid="0017d193" style:font-name-asian="Liberation Serif1" style:font-size-asian="12pt" style:font-weight-asian="normal" style:font-name-complex="Liberation Serif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44082" officeooo:paragraph-rsid="00244082" style:font-name-asian="Liberation Serif1" style:font-size-asian="12pt" style:font-weight-asian="normal" style:font-name-complex="Liberation Serif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17d193" officeooo:paragraph-rsid="0017d193" style:font-name-asian="Liberation Serif1" style:font-size-asian="12pt" style:font-weight-asian="normal" style:font-name-complex="Liberation Serif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1f158f" officeooo:paragraph-rsid="001f158f" style:font-name-asian="Liberation Serif1" style:font-size-asian="12pt" style:font-weight-asian="normal" style:font-name-complex="Liberation Serif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2325f0" officeooo:paragraph-rsid="002325f0" style:font-name-asian="Liberation Serif1" style:font-size-asian="12pt" style:font-weight-asian="normal" style:font-name-complex="Liberation Serif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2325f0" officeooo:paragraph-rsid="002d041d" style:font-name-asian="Liberation Serif1" style:font-size-asian="12pt" style:font-weight-asian="normal" style:font-name-complex="Liberation Serif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33707d" officeooo:paragraph-rsid="0033707d" style:font-name-asian="Liberation Serif1" style:font-size-asian="12pt" style:font-weight-asian="normal" style:font-name-complex="Liberation Serif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4651ab" officeooo:paragraph-rsid="004651ab" style:font-name-asian="Liberation Serif1" style:font-size-asian="12pt" style:font-weight-asian="normal" style:font-name-complex="Liberation Serif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5029a2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56b88a" officeooo:paragraph-rsid="0057b8c1" style:font-name-asian="Liberation Serif1" style:font-size-asian="12pt" style:font-weight-asian="normal" style:font-name-complex="Liberation Serif1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56b88a" officeooo:paragraph-rsid="0058182e" style:font-name-asian="Liberation Serif1" style:font-size-asian="12pt" style:font-weight-asian="normal" style:font-name-complex="Liberation Serif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34ad3a" officeooo:paragraph-rsid="0034ad3a" style:font-name-asian="Liberation Serif1" style:font-size-asian="12pt" style:font-weight-asian="normal" style:font-name-complex="Liberation Serif1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56b88a" officeooo:paragraph-rsid="0058182e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53e3cf" officeooo:paragraph-rsid="0056408a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7d193" style:font-name-asian="Liberation Serif1" style:font-size-asian="12pt" style:font-weight-asian="normal" style:font-name-complex="Liberation Serif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8d527" style:font-name-asian="Liberation Serif1" style:font-size-asian="12pt" style:font-weight-asian="normal" style:font-name-complex="Liberation Serif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a77bc" style:font-name-asian="Liberation Serif1" style:font-size-asian="12pt" style:font-weight-asian="normal" style:font-name-complex="Liberation Serif1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abcaf" style:font-name-asian="Liberation Serif1" style:font-size-asian="12pt" style:font-weight-asian="normal" style:font-name-complex="Liberation Serif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e1aff" style:font-name-asian="Liberation Serif1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2e04c7" style:font-name-asian="Liberation Serif1" style:font-size-asian="12pt" style:font-weight-asian="normal" style:font-name-complex="Liberation Serif1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2e1873" style:font-name-asian="Liberation Serif1" style:font-size-asian="12pt" style:font-weight-asian="normal" style:font-name-complex="Liberation Serif1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18d527" style:font-name-asian="Liberation Serif1" style:font-size-asian="12pt" style:font-weight-asian="normal" style:font-name-complex="Liberation Serif1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1f158f" style:font-name-asian="Liberation Serif1" style:font-size-asian="12pt" style:font-weight-asian="normal" style:font-name-complex="Liberation Serif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236d05" style:font-name-asian="Liberation Serif1" style:font-size-asian="12pt" style:font-weight-asian="normal" style:font-name-complex="Liberation Serif1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2e04c7" style:font-name-asian="Liberation Serif1" style:font-size-asian="12pt" style:font-weight-asian="normal" style:font-name-complex="Liberation Serif1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354ba5" style:font-name-asian="Liberation Serif1" style:font-size-asian="12pt" style:font-weight-asian="normal" style:font-name-complex="Liberation Serif1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3a57a6" style:font-name-asian="Liberation Serif1" style:font-size-asian="12pt" style:font-weight-asian="normal" style:font-name-complex="Liberation Serif1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5029a2" style:font-name-asian="Liberation Serif1" style:font-size-asian="12pt" style:font-weight-asian="normal" style:font-name-complex="Liberation Serif1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abcaf" officeooo:paragraph-rsid="001abcaf" style:font-name-asian="Liberation Serif1" style:font-size-asian="12pt" style:font-weight-asian="normal" style:font-name-complex="Liberation Serif1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f158f" officeooo:paragraph-rsid="001f158f" style:font-name-asian="Liberation Serif1" style:font-size-asian="12pt" style:font-weight-asian="normal" style:font-name-complex="Liberation Serif1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325f0" officeooo:paragraph-rsid="002325f0" style:font-name-asian="Liberation Serif1" style:font-size-asian="12pt" style:font-weight-asian="normal" style:font-name-complex="Liberation Serif1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325f0" officeooo:paragraph-rsid="002d041d" style:font-name-asian="Liberation Serif1" style:font-size-asian="12pt" style:font-weight-asian="normal" style:font-name-complex="Liberation Serif1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36d05" officeooo:paragraph-rsid="00236d05" style:font-name-asian="Liberation Serif1" style:font-size-asian="12pt" style:font-weight-asian="normal" style:font-name-complex="Liberation Serif1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244082" style:font-name-asian="Liberation Serif1" style:font-size-asian="12pt" style:font-weight-asian="normal" style:font-name-complex="Liberation Serif1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25b721" style:font-name-asian="Liberation Serif1" style:font-size-asian="12pt" style:font-weight-asian="normal" style:font-name-complex="Liberation Serif1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27b1a2" style:font-name-asian="Liberation Serif1" style:font-size-asian="12pt" style:font-weight-asian="normal" style:font-name-complex="Liberation Serif1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27b900" style:font-name-asian="Liberation Serif1" style:font-size-asian="12pt" style:font-weight-asian="normal" style:font-name-complex="Liberation Serif1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a6fb8" officeooo:paragraph-rsid="002d041d" style:font-name-asian="Liberation Serif1" style:font-size-asian="12pt" style:font-weight-asian="normal" style:font-name-complex="Liberation Serif1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a6fb8" officeooo:paragraph-rsid="002f6624" style:font-name-asian="Liberation Serif1" style:font-size-asian="12pt" style:font-weight-asian="normal" style:font-name-complex="Liberation Serif1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bdff1" officeooo:paragraph-rsid="002bdff1" style:font-name-asian="Liberation Serif1" style:font-size-asian="12pt" style:font-weight-asian="normal" style:font-name-complex="Liberation Serif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bdff1" officeooo:paragraph-rsid="002d041d" style:font-name-asian="Liberation Serif1" style:font-size-asian="12pt" style:font-weight-asian="normal" style:font-name-complex="Liberation Serif1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ccc1c" officeooo:paragraph-rsid="002ccc1c" style:font-name-asian="Liberation Serif1" style:font-size-asian="12pt" style:font-weight-asian="normal" style:font-name-complex="Liberation Serif1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e04c7" officeooo:paragraph-rsid="002e04c7" style:font-name-asian="Liberation Serif1" style:font-size-asian="12pt" style:font-weight-asian="normal" style:font-name-complex="Liberation Serif1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f6624" officeooo:paragraph-rsid="002f6624" style:font-name-asian="Liberation Serif1" style:font-size-asian="12pt" style:font-weight-asian="normal" style:font-name-complex="Liberation Serif1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e1873" officeooo:paragraph-rsid="0018d527" style:font-name-asian="Liberation Serif1" style:font-size-asian="12pt" style:font-weight-asian="normal" style:font-name-complex="Liberation Serif1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3707d" officeooo:paragraph-rsid="0033707d" style:font-name-asian="Liberation Serif1" style:font-size-asian="12pt" style:font-weight-asian="normal" style:font-name-complex="Liberation Serif1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33ca" officeooo:paragraph-rsid="003433ca" style:font-name-asian="Liberation Serif1" style:font-size-asian="12pt" style:font-weight-asian="normal" style:font-name-complex="Liberation Serif1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33ca" officeooo:paragraph-rsid="0034ad3a" style:font-name-asian="Liberation Serif1" style:font-size-asian="12pt" style:font-weight-asian="normal" style:font-name-complex="Liberation Serif1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33ca" officeooo:paragraph-rsid="00354ba5" style:font-name-asian="Liberation Serif1" style:font-size-asian="12pt" style:font-weight-asian="normal" style:font-name-complex="Liberation Serif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9cc38" officeooo:paragraph-rsid="003c325a" style:font-name-asian="Liberation Serif1" style:font-size-asian="12pt" style:font-weight-asian="normal" style:font-name-complex="Liberation Serif1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a57a6" officeooo:paragraph-rsid="003a57a6" style:font-name-asian="Liberation Serif1" style:font-size-asian="12pt" style:font-weight-asian="normal" style:font-name-complex="Liberation Serif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c01f1" officeooo:paragraph-rsid="003c01f1" style:font-name-asian="Liberation Serif1" style:font-size-asian="12pt" style:font-weight-asian="normal" style:font-name-complex="Liberation Serif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d041d" officeooo:paragraph-rsid="002d041d" style:font-name-asian="Liberation Serif1" style:font-size-asian="12pt" style:font-weight-asian="normal" style:font-name-complex="Liberation Serif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c325a" officeooo:paragraph-rsid="003c325a" style:font-name-asian="Liberation Serif1" style:font-size-asian="12pt" style:font-weight-asian="normal" style:font-name-complex="Liberation Serif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f7688" officeooo:paragraph-rsid="003f7688" style:font-name-asian="Liberation Serif1" style:font-size-asian="12pt" style:font-weight-asian="normal" style:font-name-complex="Liberation Serif1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13769" officeooo:paragraph-rsid="00413769" style:font-name-asian="Liberation Serif1" style:font-size-asian="12pt" style:font-weight-asian="normal" style:font-name-complex="Liberation Serif1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433ab" officeooo:paragraph-rsid="004433ab" style:font-name-asian="Liberation Serif1" style:font-size-asian="12pt" style:font-weight-asian="normal" style:font-name-complex="Liberation Serif1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5fe74" officeooo:paragraph-rsid="0045fe74" style:font-name-asian="Liberation Serif1" style:font-size-asian="12pt" style:font-weight-asian="normal" style:font-name-complex="Liberation Serif1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651ab" officeooo:paragraph-rsid="004651ab" style:font-name-asian="Liberation Serif1" style:font-size-asian="12pt" style:font-weight-asian="normal" style:font-name-complex="Liberation Serif1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7ad00" officeooo:paragraph-rsid="0047ad00" style:font-name-asian="Liberation Serif1" style:font-size-asian="12pt" style:font-weight-asian="normal" style:font-name-complex="Liberation Serif1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85645" officeooo:paragraph-rsid="00485645" style:font-name-asian="Liberation Serif1" style:font-size-asian="12pt" style:font-weight-asian="normal" style:font-name-complex="Liberation Serif1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9372d" officeooo:paragraph-rsid="0049372d" style:font-name-asian="Liberation Serif1" style:font-size-asian="12pt" style:font-weight-asian="normal" style:font-name-complex="Liberation Serif1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467d" officeooo:paragraph-rsid="004c467d" style:font-name-asian="Liberation Serif1" style:font-size-asian="12pt" style:font-weight-asian="normal" style:font-name-complex="Liberation Serif1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e0c9a" officeooo:paragraph-rsid="004e0c9a" style:font-name-asian="Liberation Serif1" style:font-size-asian="12pt" style:font-weight-asian="normal" style:font-name-complex="Liberation Serif1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e0c9a" officeooo:paragraph-rsid="008f8fb8" style:font-name-asian="Liberation Serif1" style:font-size-asian="12pt" style:font-weight-asian="normal" style:font-name-complex="Liberation Serif1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029a2" officeooo:paragraph-rsid="005029a2" style:font-name-asian="Liberation Serif1" style:font-size-asian="12pt" style:font-weight-asian="normal" style:font-name-complex="Liberation Serif1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3e3cf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3e3cf" officeooo:paragraph-rsid="008fd530" style:font-name-asian="Liberation Serif1" style:font-size-asian="12pt" style:font-weight-asian="normal" style:font-name-complex="Liberation Serif1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6408a" officeooo:paragraph-rsid="0056408a" style:font-name-asian="Liberation Serif1" style:font-size-asian="12pt" style:font-weight-asian="normal" style:font-name-complex="Liberation Serif1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7d89c" officeooo:paragraph-rsid="0057d89c" style:font-name-asian="Liberation Serif1" style:font-size-asian="12pt" style:font-weight-asian="normal" style:font-name-complex="Liberation Serif1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8182e" officeooo:paragraph-rsid="0058182e" style:font-name-asian="Liberation Serif1" style:font-size-asian="12pt" style:font-weight-asian="normal" style:font-name-complex="Liberation Serif1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fa82a" officeooo:paragraph-rsid="006fa82a" style:font-name-asian="Liberation Serif1" style:font-size-asian="12pt" style:font-weight-asian="normal" style:font-name-complex="Liberation Serif1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fa82a" officeooo:paragraph-rsid="0072ac77" style:font-name-asian="Liberation Serif1" style:font-size-asian="12pt" style:font-weight-asian="normal" style:font-name-complex="Liberation Serif1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70e0c2" officeooo:paragraph-rsid="0070e0c2" style:font-name-asian="Liberation Serif1" style:font-size-asian="12pt" style:font-weight-asian="normal" style:font-name-complex="Liberation Serif1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a66b43" officeooo:paragraph-rsid="00a66b43" style:font-name-asian="Liberation Serif1" style:font-size-asian="12pt" style:font-weight-asian="normal" style:font-name-complex="Liberation Serif1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82613" officeooo:paragraph-rsid="00582613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467d" officeooo:paragraph-rsid="004c467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45fe74" style:font-name-asian="Liberation Serif1" style:font-size-asian="12pt" style:font-weight-asian="normal" style:font-name-complex="Liberation Serif1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47ad00" style:font-name-asian="Liberation Serif1" style:font-size-asian="12pt" style:font-weight-asian="normal" style:font-name-complex="Liberation Serif1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55061e" style:font-name-asian="Liberation Serif1" style:font-size-asian="12pt" style:font-weight-asian="normal" style:font-name-complex="Liberation Serif1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57b8c1" style:font-name-asian="Liberation Serif1" style:font-size-asian="12pt" style:font-weight-asian="normal" style:font-name-complex="Liberation Serif1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3ee4" officeooo:paragraph-rsid="006eb0bb" style:font-name-asian="Liberation Serif1" style:font-size-asian="12pt" style:font-weight-asian="normal" style:font-name-complex="Liberation Serif1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651ab" officeooo:paragraph-rsid="004651ab" style:font-name-asian="Liberation Serif1" style:font-size-asian="12pt" style:font-weight-asian="normal" style:font-name-complex="Liberation Serif1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85645" officeooo:paragraph-rsid="0047ad00" style:font-name-asian="Liberation Serif1" style:font-size-asian="12pt" style:font-weight-asian="normal" style:font-name-complex="Liberation Serif1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85645" officeooo:paragraph-rsid="00485645" style:font-name-asian="Liberation Serif1" style:font-size-asian="12pt" style:font-weight-asian="normal" style:font-name-complex="Liberation Serif1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4c467d" style:font-name-asian="Liberation Serif1" style:font-size-asian="12pt" style:font-weight-asian="normal" style:font-name-complex="Liberation Serif1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58265a" style:font-name-asian="Liberation Serif1" style:font-size-asian="12pt" style:font-weight-asian="normal" style:font-name-complex="Liberation Serif1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72ac77" style:font-name-asian="Liberation Serif1" style:font-size-asian="12pt" style:font-weight-asian="normal" style:font-name-complex="Liberation Serif1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770611" style:font-name-asian="Liberation Serif1" style:font-size-asian="12pt" style:font-weight-asian="normal" style:font-name-complex="Liberation Serif1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789076" style:font-name-asian="Liberation Serif1" style:font-size-asian="12pt" style:font-weight-asian="normal" style:font-name-complex="Liberation Serif1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7ab270" style:font-name-asian="Liberation Serif1" style:font-size-asian="12pt" style:font-weight-asian="normal" style:font-name-complex="Liberation Serif1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7b398b" style:font-name-asian="Liberation Serif1" style:font-size-asian="12pt" style:font-weight-asian="normal" style:font-name-complex="Liberation Serif1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801719" style:font-name-asian="Liberation Serif1" style:font-size-asian="12pt" style:font-weight-asian="normal" style:font-name-complex="Liberation Serif1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8d95e0" style:font-name-asian="Liberation Serif1" style:font-size-asian="12pt" style:font-weight-asian="normal" style:font-name-complex="Liberation Serif1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979e2e" style:font-name-asian="Liberation Serif1" style:font-size-asian="12pt" style:font-weight-asian="normal" style:font-name-complex="Liberation Serif1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9db613" style:font-name-asian="Liberation Serif1" style:font-size-asian="12pt" style:font-weight-asian="normal" style:font-name-complex="Liberation Serif1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4c467d" style:font-name-asian="Liberation Serif1" style:font-size-asian="12pt" style:font-weight-asian="normal" style:font-name-complex="Liberation Serif1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5029a2" style:font-name-asian="Liberation Serif1" style:font-size-asian="12pt" style:font-weight-asian="normal" style:font-name-complex="Liberation Serif1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58265a" style:font-name-asian="Liberation Serif1" style:font-size-asian="12pt" style:font-weight-asian="normal" style:font-name-complex="Liberation Serif1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57d89c" style:font-name-asian="Liberation Serif1" style:font-size-asian="12pt" style:font-weight-asian="normal" style:font-name-complex="Liberation Serif1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58182e" style:font-name-asian="Liberation Serif1" style:font-size-asian="12pt" style:font-weight-asian="normal" style:font-name-complex="Liberation Serif1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029a2" officeooo:paragraph-rsid="005029a2" style:font-name-asian="Liberation Serif1" style:font-size-asian="12pt" style:font-weight-asian="normal" style:font-name-complex="Liberation Serif1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029a2" officeooo:paragraph-rsid="004c467d" style:font-name-asian="Liberation Serif1" style:font-size-asian="12pt" style:font-weight-asian="normal" style:font-name-complex="Liberation Serif1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029a2" officeooo:paragraph-rsid="008f8fb8" style:font-name-asian="Liberation Serif1" style:font-size-asian="12pt" style:font-weight-asian="normal" style:font-name-complex="Liberation Serif1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e0c9a" officeooo:paragraph-rsid="004e0c9a" style:font-name-asian="Liberation Serif1" style:font-size-asian="12pt" style:font-weight-asian="normal" style:font-name-complex="Liberation Serif1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12710" officeooo:paragraph-rsid="0052c54f" style:font-name-asian="Liberation Serif1" style:font-size-asian="12pt" style:font-weight-asian="normal" style:font-name-complex="Liberation Serif1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3e3cf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3e3cf" officeooo:paragraph-rsid="0092f3e7" style:font-name-asian="Liberation Serif1" style:font-size-asian="12pt" style:font-weight-asian="normal" style:font-name-complex="Liberation Serif1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6408a" officeooo:paragraph-rsid="0056408a" style:font-name-asian="Liberation Serif1" style:font-size-asian="12pt" style:font-weight-asian="normal" style:font-name-complex="Liberation Serif1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8182e" officeooo:paragraph-rsid="0058182e" style:font-name-asian="Liberation Serif1" style:font-size-asian="12pt" style:font-weight-asian="normal" style:font-name-complex="Liberation Serif1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8182e" officeooo:paragraph-rsid="00a2721c" style:font-name-asian="Liberation Serif1" style:font-size-asian="12pt" style:font-weight-asian="normal" style:font-name-complex="Liberation Serif1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bd2be" officeooo:paragraph-rsid="006bd2be" style:font-name-asian="Liberation Serif1" style:font-size-asian="12pt" style:font-weight-asian="normal" style:font-name-complex="Liberation Serif1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eb0bb" officeooo:paragraph-rsid="006eb0bb" style:font-name-asian="Liberation Serif1" style:font-size-asian="12pt" style:font-weight-asian="normal" style:font-name-complex="Liberation Serif1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fa82a" officeooo:paragraph-rsid="006fa82a" style:font-name-asian="Liberation Serif1" style:font-size-asian="12pt" style:font-weight-asian="normal" style:font-name-complex="Liberation Serif1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fa82a" officeooo:paragraph-rsid="0072ac77" style:font-name-asian="Liberation Serif1" style:font-size-asian="12pt" style:font-weight-asian="normal" style:font-name-complex="Liberation Serif1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50348" officeooo:paragraph-rsid="00850348" style:font-name-asian="Liberation Serif1" style:font-size-asian="12pt" style:font-weight-asian="normal" style:font-name-complex="Liberation Serif1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6ce3a" officeooo:paragraph-rsid="0086ce3a" style:font-name-asian="Liberation Serif1" style:font-size-asian="12pt" style:font-weight-asian="normal" style:font-name-complex="Liberation Serif1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d95e0" officeooo:paragraph-rsid="008d95e0" style:font-name-asian="Liberation Serif1" style:font-size-asian="12pt" style:font-weight-asian="normal" style:font-name-complex="Liberation Serif1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f8556" officeooo:paragraph-rsid="008f8556" style:font-name-asian="Liberation Serif1" style:font-size-asian="12pt" style:font-weight-asian="normal" style:font-name-complex="Liberation Serif1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f8fb8" officeooo:paragraph-rsid="008f8fb8" style:font-name-asian="Liberation Serif1" style:font-size-asian="12pt" style:font-weight-asian="normal" style:font-name-complex="Liberation Serif1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fd530" officeooo:paragraph-rsid="008fd530" style:font-name-asian="Liberation Serif1" style:font-size-asian="12pt" style:font-weight-asian="normal" style:font-name-complex="Liberation Serif1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93c1a2" officeooo:paragraph-rsid="0093c1a2" style:font-name-asian="Liberation Serif1" style:font-size-asian="12pt" style:font-weight-asian="normal" style:font-name-complex="Liberation Serif1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94d0c7" officeooo:paragraph-rsid="0094d0c7" style:font-name-asian="Liberation Serif1" style:font-size-asian="12pt" style:font-weight-asian="normal" style:font-name-complex="Liberation Serif1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88bb99" officeooo:paragraph-rsid="008fd530" style:font-name-asian="Liberation Serif1" style:font-size-asian="12pt" style:font-weight-asian="normal" style:font-name-complex="Liberation Serif1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9ded1b" officeooo:paragraph-rsid="009ded1b" style:font-name-asian="Liberation Serif1" style:font-size-asian="12pt" style:font-weight-asian="normal" style:font-name-complex="Liberation Serif1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7b8c1" officeooo:paragraph-rsid="0057b8c1" style:font-name-asian="Liberation Serif1" style:font-size-asian="12pt" style:font-weight-asian="normal" style:font-name-complex="Liberation Serif1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9f1691" officeooo:paragraph-rsid="009f1691" style:font-name-asian="Liberation Serif1" style:font-size-asian="12pt" style:font-weight-asian="normal" style:font-name-complex="Liberation Serif1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7d89c" officeooo:paragraph-rsid="0057d89c" style:font-name-asian="Liberation Serif1" style:font-size-asian="12pt" style:font-weight-asian="normal" style:font-name-complex="Liberation Serif1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a02e34" officeooo:paragraph-rsid="00a02e34" style:font-name-asian="Liberation Serif1" style:font-size-asian="12pt" style:font-weight-asian="normal" style:font-name-complex="Liberation Serif1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a0fdd0" officeooo:paragraph-rsid="00a0fdd0" style:font-name-asian="Liberation Serif1" style:font-size-asian="12pt" style:font-weight-asian="normal" style:font-name-complex="Liberation Serif1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aba1a2" officeooo:paragraph-rsid="00aba1a2" style:font-name-asian="Liberation Serif1" style:font-size-asian="12pt" style:font-weight-asian="normal" style:font-name-complex="Liberation Serif1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029a2" officeooo:paragraph-rsid="005029a2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3e3cf" officeooo:paragraph-rsid="0053e3cf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56408a" officeooo:paragraph-rsid="0056408a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4c467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4c467d" officeooo:paragraph-rsid="006acf1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16f6ee" officeooo:paragraph-rsid="00636a90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3efbb" officeooo:paragraph-rsid="0063efb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5278c" officeooo:paragraph-rsid="0065278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90c57" officeooo:paragraph-rsid="00690c57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none" fo:font-weight="normal" officeooo:rsid="006acf19" officeooo:paragraph-rsid="006acf1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4651ab" officeooo:paragraph-rsid="004651ab" style:font-name-asian="Liberation Serif1" style:font-size-asian="12pt" style:font-weight-asian="normal" style:font-name-complex="Liberation Serif1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4c467d" officeooo:paragraph-rsid="004c467d" style:font-name-asian="Liberation Serif1" style:font-size-asian="12pt" style:font-weight-asian="normal" style:font-name-complex="Liberation Serif1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029a2" officeooo:paragraph-rsid="005029a2" style:font-name-asian="Liberation Serif1" style:font-size-asian="12pt" style:font-weight-asian="normal" style:font-name-complex="Liberation Serif1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029a2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3e3cf" officeooo:paragraph-rsid="0053e3cf" style:font-name-asian="Liberation Serif1" style:font-size-asian="12pt" style:font-weight-asian="normal" style:font-name-complex="Liberation Serif1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6408a" officeooo:paragraph-rsid="0056408a" style:font-name-asian="Liberation Serif1" style:font-size-asian="12pt" style:font-weight-asian="normal" style:font-name-complex="Liberation Serif1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6b88a" officeooo:paragraph-rsid="0056b88a" style:font-name-asian="Liberation Serif1" style:font-size-asian="12pt" style:font-weight-asian="normal" style:font-name-complex="Liberation Serif1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7b8c1" officeooo:paragraph-rsid="0057b8c1" style:font-name-asian="Liberation Serif1" style:font-size-asian="12pt" style:font-weight-asian="normal" style:font-name-complex="Liberation Serif1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8182e" officeooo:paragraph-rsid="0058182e" style:font-name-asian="Liberation Serif1" style:font-size-asian="12pt" style:font-weight-asian="normal" style:font-name-complex="Liberation Serif1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7b398b" officeooo:paragraph-rsid="007b398b" style:font-name-asian="Liberation Serif1" style:font-size-asian="12pt" style:font-weight-asian="normal" style:font-name-complex="Liberation Serif1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801719" officeooo:paragraph-rsid="00801719" style:font-name-asian="Liberation Serif1" style:font-size-asian="12pt" style:font-weight-asian="normal" style:font-name-complex="Liberation Serif1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029a2" officeooo:paragraph-rsid="005029a2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3e3cf" officeooo:paragraph-rsid="0053e3cf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58182e" officeooo:paragraph-rsid="0058182e" fo:background-color="#ff0000" style:font-name-asian="Liberation Serif1" style:font-size-asian="12pt" style:font-weight-asian="normal" style:font-name-complex="Liberation Serif1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4c467d" officeooo:paragraph-rsid="004c467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1" fo:font-size="12pt" style:text-underline-style="solid" style:text-underline-width="auto" style:text-underline-color="font-color" fo:font-weight="normal" officeooo:rsid="0092f3e7" officeooo:paragraph-rsid="009f1691" style:font-name-asian="Liberation Serif1" style:font-size-asian="12pt" style:font-weight-asian="normal" style:font-name-complex="Liberation Serif1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adcfcf" officeooo:paragraph-rsid="00adcfcf" style:font-name-asian="Liberation Serif1" style:font-size-asian="12pt" style:font-weight-asian="normal" style:font-name-complex="Liberation Serif1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ae6488" officeooo:paragraph-rsid="00ae6488" style:font-name-asian="Liberation Serif1" style:font-size-asian="12pt" style:font-weight-asian="normal" style:font-name-complex="Liberation Serif1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17d193" style:font-name-asian="Liberation Serif1" style:font-size-asian="12pt" style:font-weight-asian="normal" style:font-name-complex="Liberation Serif1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7d193" officeooo:paragraph-rsid="00b0e9fa" style:font-name-asian="Liberation Serif1" style:font-size-asian="12pt" style:font-weight-asian="normal" style:font-name-complex="Liberation Serif1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27b900" style:font-name-asian="Liberation Serif1" style:font-size-asian="12pt" style:font-weight-asian="normal" style:font-name-complex="Liberation Serif1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44082" officeooo:paragraph-rsid="00c3853e" style:font-name-asian="Liberation Serif1" style:font-size-asian="12pt" style:font-weight-asian="normal" style:font-name-complex="Liberation Serif1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1f158f" style:font-name-asian="Liberation Serif1" style:font-size-asian="12pt" style:font-weight-asian="normal" style:font-name-complex="Liberation Serif1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16f6ee" officeooo:paragraph-rsid="00c0396e" style:font-name-asian="Liberation Serif1" style:font-size-asian="12pt" style:font-weight-asian="normal" style:font-name-complex="Liberation Serif1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b0e9fa" officeooo:paragraph-rsid="00b0e9fa" style:font-name-asian="Liberation Serif1" style:font-size-asian="12pt" style:font-weight-asian="normal" style:font-name-complex="Liberation Serif1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b79de3" officeooo:paragraph-rsid="00b79de3" style:font-name-asian="Liberation Serif1" style:font-size-asian="12pt" style:font-weight-asian="normal" style:font-name-complex="Liberation Serif1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c0396e" officeooo:paragraph-rsid="00c0396e" style:font-name-asian="Liberation Serif1" style:font-size-asian="12pt" style:font-weight-asian="normal" style:font-name-complex="Liberation Serif1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54ba5" officeooo:paragraph-rsid="003e9c65" style:font-name-asian="Liberation Serif1" style:font-size-asian="12pt" style:font-weight-asian="normal" style:font-name-complex="Liberation Serif1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c244a6" officeooo:paragraph-rsid="00c244a6" style:font-name-asian="Liberation Serif1" style:font-size-asian="12pt" style:font-weight-asian="normal" style:font-name-complex="Liberation Serif1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1" fo:font-size="12pt" fo:font-style="italic" style:text-underline-style="solid" style:text-underline-width="auto" style:text-underline-color="font-color" fo:font-weight="normal" officeooo:rsid="00b0e9fa" officeooo:paragraph-rsid="00b0e9fa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normal" officeooo:rsid="00c244a6" officeooo:paragraph-rsid="00c244a6" style:font-name-asian="Liberation Serif1" style:font-size-asian="12pt" style:font-weight-asian="normal" style:font-name-complex="Liberation Serif1" style:font-size-complex="12pt" style:font-weight-complex="normal"/>
    </style:style>
    <style:style style:name="P18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8" style:family="paragraph">
      <loext:graphic-properties draw:fill-color="#eeeeee"/>
    </style:style>
    <style:style style:name="P189" style:family="paragraph">
      <loext:graphic-properties draw:fill-color="#000000"/>
    </style:style>
    <style:style style:name="P190" style:family="paragraph">
      <loext:graphic-properties draw:fill-color="#00000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style:font-name="Z0031" fo:font-size="12pt" fo:font-style="normal" style:font-size-asian="12pt" style:font-style-asian="normal" style:font-size-complex="12pt" style:font-style-complex="normal"/>
    </style:style>
    <style:style style:name="P192" style:family="paragraph">
      <loext:graphic-properties draw:fill-color="#000000"/>
      <style:paragraph-properties fo:text-align="center"/>
      <style:text-properties fo:font-size="12pt"/>
    </style:style>
    <style:style style:name="P193" style:family="paragraph">
      <style:paragraph-properties fo:text-align="center"/>
      <style:text-properties fo:font-size="11pt" style:font-size-asian="11pt" style:font-size-complex="11pt"/>
    </style:style>
    <style:style style:name="P194" style:family="paragraph">
      <loext:graphic-properties draw:fill="none" draw:fill-color="#ffffff"/>
      <style:text-properties fo:font-size="11pt" style:font-size-asian="11pt" style:font-size-complex="11pt"/>
    </style:style>
    <style:style style:name="P195" style:family="paragraph">
      <style:paragraph-properties fo:text-align="center"/>
    </style:style>
    <style:style style:name="P19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2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7" style:family="paragraph">
      <style:paragraph-properties fo:text-align="center"/>
      <style:text-properties fo:font-size="8pt" style:font-size-asian="8pt" style:font-size-complex="8pt"/>
    </style:style>
    <style:style style:name="P19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99" style:family="paragraph">
      <style:text-properties style:font-name="Z0031"/>
    </style:style>
    <style:style style:name="P200" style:family="paragraph">
      <loext:graphic-properties draw:fill="none" draw:fill-color="#ffffff"/>
      <style:text-properties style:font-name="Z0031" fo:font-style="italic" style:font-style-asian="italic" style:font-style-complex="italic"/>
    </style:style>
    <style:style style:name="P201" style:family="paragraph">
      <style:paragraph-properties fo:text-align="center"/>
      <style:text-properties fo:font-size="12pt"/>
    </style:style>
    <style:style style:name="P202" style:family="paragraph">
      <style:paragraph-properties style:writing-mode="lr-tb"/>
      <style:text-properties fo:font-size="7pt" style:font-size-asian="7pt" style:font-size-complex="7pt"/>
    </style:style>
    <style:style style:name="P203" style:family="paragraph">
      <style:text-properties style:font-name="Z0031" fo:font-size="12pt" style:font-size-asian="12pt" style:font-size-complex="12pt"/>
    </style:style>
    <style:style style:name="P204" style:family="paragraph">
      <loext:graphic-properties draw:fill="none" draw:fill-color="#ffffff"/>
      <style:paragraph-properties fo:text-align="center" style:writing-mode="lr-tb"/>
      <style:text-properties fo:color="#666666" fo:font-size="6pt" style:font-size-asian="6pt" style:font-size-complex="6pt"/>
    </style:style>
    <style:style style:name="P20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9pt" style:font-size-asian="9pt" style:font-size-complex="9pt" fo:hyphenate="false" loext:hyphenation-no-caps="false"/>
    </style:style>
    <style:style style:name="P2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8" style:family="paragraph">
      <style:text-properties style:font-name="Liberation Serif2" fo:font-size="12pt" style:font-name-complex="Liberation Serif2"/>
    </style:style>
    <style:style style:name="P209" style:family="paragraph">
      <loext:graphic-properties draw:fill="none" draw:fill-color="#ffffff"/>
      <style:text-properties style:font-name="Liberation Serif2" fo:font-size="12pt" style:font-size-asian="7pt" style:font-name-complex="Liberation Serif2" style:font-size-complex="7pt"/>
    </style:style>
    <style:style style:name="P210" style:family="paragraph">
      <loext:graphic-properties draw:fill="none" draw:fill-color="#ffffff"/>
      <style:text-properties fo:font-size="7pt" style:font-size-asian="7pt" style:font-size-complex="7pt"/>
    </style:style>
    <style:style style:name="P2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1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8d527" style:font-name-asian="Liberation Serif1" style:font-name-complex="Liberation Serif1"/>
    </style:style>
    <style:style style:name="T3" style:family="text">
      <style:text-properties style:font-name="Liberation Serif1" officeooo:rsid="0016f6ee" style:font-name-asian="Liberation Serif1" style:font-name-complex="Liberation Serif1"/>
    </style:style>
    <style:style style:name="T4" style:family="text"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T5" style:family="text">
      <style:text-properties officeooo:rsid="001a77bc"/>
    </style:style>
    <style:style style:name="T6" style:family="text">
      <style:text-properties officeooo:rsid="001abcaf"/>
    </style:style>
    <style:style style:name="T7" style:family="text">
      <style:text-properties officeooo:rsid="001d3d3b"/>
    </style:style>
    <style:style style:name="T8" style:family="text">
      <style:text-properties officeooo:rsid="001f158f"/>
    </style:style>
    <style:style style:name="T9" style:family="text">
      <style:text-properties officeooo:rsid="0024408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9b9086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5b721"/>
    </style:style>
    <style:style style:name="T14" style:family="text">
      <style:text-properties style:text-underline-style="solid" style:text-underline-width="auto" style:text-underline-color="font-color" officeooo:rsid="0027b1a2"/>
    </style:style>
    <style:style style:name="T15" style:family="text">
      <style:text-properties style:text-underline-style="solid" style:text-underline-width="auto" style:text-underline-color="font-color" officeooo:rsid="0027b900"/>
    </style:style>
    <style:style style:name="T16" style:family="text">
      <style:text-properties style:text-underline-style="solid" style:text-underline-width="auto" style:text-underline-color="font-color" officeooo:rsid="002f6624"/>
    </style:style>
    <style:style style:name="T17" style:family="text">
      <style:text-properties style:text-underline-style="solid" style:text-underline-width="auto" style:text-underline-color="font-color" officeooo:rsid="0034ad3a"/>
    </style:style>
    <style:style style:name="T18" style:family="text">
      <style:text-properties style:text-underline-style="solid" style:text-underline-width="auto" style:text-underline-color="font-color" officeooo:rsid="00354ba5"/>
    </style:style>
    <style:style style:name="T19" style:family="text">
      <style:text-properties style:text-underline-style="solid" style:text-underline-width="auto" style:text-underline-color="font-color" officeooo:rsid="006bd2be"/>
    </style:style>
    <style:style style:name="T20" style:family="text">
      <style:text-properties style:text-underline-style="solid" style:text-underline-width="auto" style:text-underline-color="font-color" officeooo:rsid="007ab270"/>
    </style:style>
    <style:style style:name="T21" style:family="text">
      <style:text-properties style:text-underline-style="solid" style:text-underline-width="auto" style:text-underline-color="font-color" officeooo:rsid="007b398b"/>
    </style:style>
    <style:style style:name="T22" style:family="text">
      <style:text-properties style:text-underline-style="solid" style:text-underline-width="auto" style:text-underline-color="font-color" officeooo:rsid="007e4b79"/>
    </style:style>
    <style:style style:name="T23" style:family="text">
      <style:text-properties style:text-underline-style="solid" style:text-underline-width="auto" style:text-underline-color="font-color" officeooo:rsid="00801719"/>
    </style:style>
    <style:style style:name="T24" style:family="text">
      <style:text-properties style:text-underline-style="solid" style:text-underline-width="auto" style:text-underline-color="font-color" officeooo:rsid="0088bb99"/>
    </style:style>
    <style:style style:name="T25" style:family="text">
      <style:text-properties style:text-underline-style="solid" style:text-underline-width="auto" style:text-underline-color="font-color" officeooo:rsid="008d95e0"/>
    </style:style>
    <style:style style:name="T26" style:family="text">
      <style:text-properties style:text-underline-style="solid" style:text-underline-width="auto" style:text-underline-color="font-color" officeooo:rsid="008f8556"/>
    </style:style>
    <style:style style:name="T27" style:family="text">
      <style:text-properties style:text-underline-style="solid" style:text-underline-width="auto" style:text-underline-color="font-color" officeooo:rsid="008f8fb8"/>
    </style:style>
    <style:style style:name="T28" style:family="text">
      <style:text-properties style:text-underline-style="solid" style:text-underline-width="auto" style:text-underline-color="font-color" officeooo:rsid="0092f3e7"/>
    </style:style>
    <style:style style:name="T29" style:family="text">
      <style:text-properties style:text-underline-style="solid" style:text-underline-width="auto" style:text-underline-color="font-color" officeooo:rsid="009bbb7c"/>
    </style:style>
    <style:style style:name="T30" style:family="text">
      <style:text-properties style:text-underline-style="solid" style:text-underline-width="auto" style:text-underline-color="font-color" officeooo:rsid="009db613"/>
    </style:style>
    <style:style style:name="T31" style:family="text">
      <style:text-properties style:text-underline-style="solid" style:text-underline-width="auto" style:text-underline-color="font-color" officeooo:rsid="00a2721c"/>
    </style:style>
    <style:style style:name="T32" style:family="text">
      <style:text-properties style:text-underline-style="solid" style:text-underline-width="auto" style:text-underline-color="font-color" officeooo:rsid="00c3853e"/>
    </style:style>
    <style:style style:name="T33" style:family="text">
      <style:text-properties officeooo:rsid="0025b721"/>
    </style:style>
    <style:style style:name="T34" style:family="text">
      <style:text-properties officeooo:rsid="0027b900"/>
    </style:style>
    <style:style style:name="T35" style:family="text">
      <style:text-properties officeooo:rsid="002bdff1"/>
    </style:style>
    <style:style style:name="T36" style:family="text">
      <style:text-properties officeooo:rsid="002ccc1c"/>
    </style:style>
    <style:style style:name="T37" style:family="text">
      <style:text-properties officeooo:rsid="002d041d"/>
    </style:style>
    <style:style style:name="T38" style:family="text">
      <style:text-properties officeooo:rsid="002e04c7"/>
    </style:style>
    <style:style style:name="T39" style:family="text">
      <style:text-properties officeooo:rsid="0017d193"/>
    </style:style>
    <style:style style:name="T40" style:family="text">
      <style:text-properties officeooo:rsid="002e1873"/>
    </style:style>
    <style:style style:name="T41" style:family="text">
      <style:text-properties officeooo:rsid="0030a5cb"/>
    </style:style>
    <style:style style:name="T42" style:family="text">
      <style:text-properties officeooo:rsid="0036b363"/>
    </style:style>
    <style:style style:name="T43" style:family="text">
      <style:text-properties officeooo:rsid="0039cc38"/>
    </style:style>
    <style:style style:name="T44" style:family="text">
      <style:text-properties officeooo:rsid="0039fdd3"/>
    </style:style>
    <style:style style:name="T45" style:family="text">
      <style:text-properties officeooo:rsid="003a8466"/>
    </style:style>
    <style:style style:name="T46" style:family="text">
      <style:text-properties officeooo:rsid="003bd953"/>
    </style:style>
    <style:style style:name="T47" style:family="text">
      <style:text-properties officeooo:rsid="003c325a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463ee4"/>
    </style:style>
    <style:style style:name="T50" style:family="text">
      <style:text-properties style:text-position="super 58%" officeooo:rsid="00748d11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463ee4"/>
    </style:style>
    <style:style style:name="T53" style:family="text">
      <style:text-properties style:text-position="0% 100%" officeooo:rsid="0047ad00"/>
    </style:style>
    <style:style style:name="T54" style:family="text">
      <style:text-properties style:text-position="0% 100%" officeooo:rsid="00485645"/>
    </style:style>
    <style:style style:name="T55" style:family="text">
      <style:text-properties style:text-position="0% 100%" officeooo:rsid="0049372d"/>
    </style:style>
    <style:style style:name="T56" style:family="text">
      <style:text-properties style:text-position="0% 100%" officeooo:rsid="003433ca"/>
    </style:style>
    <style:style style:name="T57" style:family="text">
      <style:text-properties style:text-position="0% 100%" style:text-underline-style="solid" style:text-underline-width="auto" style:text-underline-color="font-color"/>
    </style:style>
    <style:style style:name="T58" style:family="text">
      <style:text-properties style:text-position="0% 100%" style:text-underline-style="solid" style:text-underline-width="auto" style:text-underline-color="font-color" officeooo:rsid="003433ca"/>
    </style:style>
    <style:style style:name="T59" style:family="text">
      <style:text-properties style:text-position="0% 100%" style:text-underline-style="solid" style:text-underline-width="auto" style:text-underline-color="font-color" officeooo:rsid="0088bb99"/>
    </style:style>
    <style:style style:name="T60" style:family="text">
      <style:text-properties style:text-position="0% 100%" style:text-underline-style="solid" style:text-underline-width="auto" style:text-underline-color="font-color" officeooo:rsid="008fd530"/>
    </style:style>
    <style:style style:name="T61" style:family="text">
      <style:text-properties style:text-position="0% 100%" officeooo:rsid="005029a2"/>
    </style:style>
    <style:style style:name="T62" style:family="text">
      <style:text-properties style:text-position="0% 100%" officeooo:rsid="00512710"/>
    </style:style>
    <style:style style:name="T63" style:family="text">
      <style:text-properties style:text-position="0% 100%" officeooo:rsid="0053e3cf"/>
    </style:style>
    <style:style style:name="T64" style:family="text">
      <style:text-properties style:text-position="0% 100%" officeooo:rsid="0056408a"/>
    </style:style>
    <style:style style:name="T65" style:family="text">
      <style:text-properties style:text-position="0% 100%" officeooo:rsid="0057b8c1"/>
    </style:style>
    <style:style style:name="T66" style:family="text">
      <style:text-properties style:text-position="0% 100%" officeooo:rsid="0058182e"/>
    </style:style>
    <style:style style:name="T67" style:family="text">
      <style:text-properties style:text-position="0% 100%" officeooo:rsid="00589b1e"/>
    </style:style>
    <style:style style:name="T68" style:family="text">
      <style:text-properties style:text-position="0% 100%" officeooo:rsid="005fcfc7"/>
    </style:style>
    <style:style style:name="T69" style:family="text">
      <style:text-properties style:text-position="0% 100%" officeooo:rsid="00617580"/>
    </style:style>
    <style:style style:name="T70" style:family="text">
      <style:text-properties style:text-position="0% 100%" officeooo:rsid="00748d11"/>
    </style:style>
    <style:style style:name="T71" style:family="text">
      <style:text-properties style:text-position="0% 100%" officeooo:rsid="008fd530"/>
    </style:style>
    <style:style style:name="T72" style:family="text">
      <style:text-properties style:text-position="0% 100%" officeooo:rsid="0088bb99"/>
    </style:style>
    <style:style style:name="T73" style:family="text">
      <style:text-properties style:text-position="0% 100%" officeooo:rsid="0092f3e7"/>
    </style:style>
    <style:style style:name="T74" style:family="text">
      <style:text-properties style:text-position="0% 100%" officeooo:rsid="00c0d777"/>
    </style:style>
    <style:style style:name="T75" style:family="text">
      <style:text-properties officeooo:rsid="003e9c65"/>
    </style:style>
    <style:style style:name="T76" style:family="text">
      <style:text-properties officeooo:rsid="003f7688"/>
    </style:style>
    <style:style style:name="T77" style:family="text">
      <style:text-properties officeooo:rsid="00413769"/>
    </style:style>
    <style:style style:name="T78" style:family="text">
      <style:text-properties officeooo:rsid="00426dc3"/>
    </style:style>
    <style:style style:name="T79" style:family="text">
      <style:text-properties officeooo:rsid="00436a9b"/>
    </style:style>
    <style:style style:name="T80" style:family="text">
      <style:text-properties officeooo:rsid="00463ee4"/>
    </style:style>
    <style:style style:name="T81" style:family="text">
      <style:text-properties officeooo:rsid="004651ab"/>
    </style:style>
    <style:style style:name="T82" style:family="text">
      <style:text-properties officeooo:rsid="0058182e"/>
    </style:style>
    <style:style style:name="T83" style:family="text">
      <style:text-properties officeooo:rsid="0065278c"/>
    </style:style>
    <style:style style:name="T84" style:family="text">
      <style:text-properties officeooo:rsid="00690c57"/>
    </style:style>
    <style:style style:name="T85" style:family="text">
      <style:text-properties officeooo:rsid="006acf19"/>
    </style:style>
    <style:style style:name="T86" style:family="text">
      <style:text-properties officeooo:rsid="006ae0e1"/>
    </style:style>
    <style:style style:name="T87" style:family="text">
      <style:text-properties officeooo:rsid="006bd2be"/>
    </style:style>
    <style:style style:name="T88" style:family="text">
      <style:text-properties officeooo:rsid="006fa82a"/>
    </style:style>
    <style:style style:name="T89" style:family="text">
      <style:text-properties officeooo:rsid="0071a5ed"/>
    </style:style>
    <style:style style:name="T90" style:family="text">
      <style:text-properties officeooo:rsid="0072ac77"/>
    </style:style>
    <style:style style:name="T91" style:family="text">
      <style:text-properties officeooo:rsid="00797c66"/>
    </style:style>
    <style:style style:name="T92" style:family="text">
      <style:text-properties officeooo:rsid="007ab270"/>
    </style:style>
    <style:style style:name="T93" style:family="text">
      <style:text-properties officeooo:rsid="007e4b79"/>
    </style:style>
    <style:style style:name="T94" style:family="text">
      <style:text-properties officeooo:rsid="00801719"/>
    </style:style>
    <style:style style:name="T95" style:family="text">
      <style:text-properties officeooo:rsid="0086ce3a"/>
    </style:style>
    <style:style style:name="T96" style:family="text">
      <style:text-properties style:text-position="sub 58%"/>
    </style:style>
    <style:style style:name="T97" style:family="text">
      <style:text-properties style:text-position="sub 58%" officeooo:rsid="00872f1b"/>
    </style:style>
    <style:style style:name="T98" style:family="text">
      <style:text-properties style:text-position="sub 58%" officeooo:rsid="008fd530"/>
    </style:style>
    <style:style style:name="T99" style:family="text">
      <style:text-properties officeooo:rsid="00872f1b"/>
    </style:style>
    <style:style style:name="T100" style:family="text">
      <style:text-properties officeooo:rsid="0088bb99"/>
    </style:style>
    <style:style style:name="T101" style:family="text">
      <style:text-properties officeooo:rsid="0088d146"/>
    </style:style>
    <style:style style:name="T102" style:family="text">
      <style:text-properties officeooo:rsid="008aadc9"/>
    </style:style>
    <style:style style:name="T103" style:family="text">
      <style:text-properties officeooo:rsid="008c43dd"/>
    </style:style>
    <style:style style:name="T104" style:family="text">
      <style:text-properties officeooo:rsid="008d95e0"/>
    </style:style>
    <style:style style:name="T105" style:family="text">
      <style:text-properties officeooo:rsid="008f8fb8"/>
    </style:style>
    <style:style style:name="T106" style:family="text">
      <style:text-properties officeooo:rsid="008fd530"/>
    </style:style>
    <style:style style:name="T107" style:family="text">
      <style:text-properties officeooo:rsid="0094d0c7"/>
    </style:style>
    <style:style style:name="T108" style:family="text">
      <style:text-properties officeooo:rsid="00979e2e"/>
    </style:style>
    <style:style style:name="T109" style:family="text">
      <style:text-properties officeooo:rsid="0098f6ed"/>
    </style:style>
    <style:style style:name="T110" style:family="text">
      <style:text-properties officeooo:rsid="009bbb7c"/>
    </style:style>
    <style:style style:name="T111" style:family="text">
      <style:text-properties officeooo:rsid="009f1691"/>
    </style:style>
    <style:style style:name="T112" style:family="text">
      <style:text-properties officeooo:rsid="00a0fdd0"/>
    </style:style>
    <style:style style:name="T113" style:family="text">
      <style:text-properties officeooo:rsid="00a6a34d"/>
    </style:style>
    <style:style style:name="T114" style:family="text">
      <style:text-properties officeooo:rsid="00a87e82"/>
    </style:style>
    <style:style style:name="T115" style:family="text">
      <style:text-properties officeooo:rsid="00ac31fd"/>
    </style:style>
    <style:style style:name="T116" style:family="text">
      <style:text-properties fo:font-size="10.5pt" style:font-size-asian="10.5pt" style:font-size-complex="10.5pt"/>
    </style:style>
    <style:style style:name="T117" style:family="text">
      <style:text-properties officeooo:rsid="00af6a39"/>
    </style:style>
    <style:style style:name="T118" style:family="text">
      <style:text-properties fo:font-size="9pt" style:font-size-asian="9pt" style:font-size-complex="9pt"/>
    </style:style>
    <style:style style:name="T119" style:family="text">
      <style:text-properties fo:font-size="9pt" officeooo:rsid="00af6a39" style:font-size-asian="9pt" style:font-size-complex="9pt"/>
    </style:style>
    <style:style style:name="T120" style:family="text">
      <style:text-properties fo:font-size="10pt" style:font-size-asian="10pt" style:font-size-complex="10pt"/>
    </style:style>
    <style:style style:name="T121" style:family="text">
      <style:text-properties fo:font-size="8pt" style:font-size-asian="8pt" style:font-size-complex="8pt"/>
    </style:style>
    <style:style style:name="T122" style:family="text">
      <style:text-properties officeooo:rsid="00b0e9fa"/>
    </style:style>
    <style:style style:name="T1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4" style:family="text">
      <style:text-properties fo:color="#55308d" fo:font-style="normal" style:font-style-asian="normal" style:font-style-complex="normal"/>
    </style:style>
    <style:style style:name="T125" style:family="text">
      <style:text-properties officeooo:rsid="00b14480"/>
    </style:style>
    <style:style style:name="T126" style:family="text">
      <style:text-properties style:font-name="Liberation Serif1" style:text-underline-style="solid" style:text-underline-width="auto" style:text-underline-color="font-color" officeooo:rsid="00b79de3"/>
    </style:style>
    <style:style style:name="T127" style:family="text">
      <style:text-properties officeooo:rsid="00c0396e"/>
    </style:style>
    <style:style style:name="T128" style:family="text">
      <style:text-properties officeooo:rsid="00c3853e"/>
    </style:style>
    <style:style style:name="T129" style:family="text">
      <style:text-properties style:font-name="Liberation Serif2" fo:font-size="7pt" style:font-size-asian="7pt" style:font-name-complex="Liberation Serif2" style:font-size-complex="7pt"/>
    </style:style>
    <style:style style:name="T130" style:family="text">
      <style:text-properties fo:font-size="7pt" style:font-size-asian="7pt" style:font-size-complex="7pt"/>
    </style:style>
    <style:style style:name="T131" style:family="text">
      <style:text-properties style:font-name="Z0031" fo:font-size="12pt" fo:font-style="normal" style:font-size-asian="12pt" style:font-style-asian="normal" style:font-size-complex="12pt" style:font-style-complex="normal"/>
    </style:style>
    <style:style style:name="T132" style:family="text">
      <style:text-properties style:text-position="33% 58%" style:font-name="Z0031" fo:font-size="12pt" fo:font-style="normal" style:font-size-asian="12pt" style:font-style-asian="normal" style:font-size-complex="12pt" style:font-style-complex="normal"/>
    </style:style>
    <style:style style:name="T133" style:family="text">
      <style:text-properties fo:font-size="11pt" style:font-size-asian="11pt" style:font-size-complex="11pt"/>
    </style:style>
    <style:style style:name="T134" style:family="text">
      <style:text-properties style:font-name="Z0031" fo:font-size="11pt" style:font-size-asian="11pt" style:font-size-complex="11pt"/>
    </style:style>
    <style:style style:name="T135" style:family="text">
      <style:text-properties style:text-position="33% 58%" style:font-name="Z0031" fo:font-size="11pt" style:font-size-asian="11pt" style:font-size-complex="11pt"/>
    </style:style>
    <style:style style:name="T136" style:family="text">
      <style:text-properties style:text-position="-33% 58%" style:font-name="Z0031" fo:font-size="11pt" style:font-size-asian="11pt" style:font-size-complex="11pt"/>
    </style:style>
    <style:style style:name="T137" style:family="text">
      <style:text-properties style:text-position="0% 100%" style:font-name="Liberation Serif2" fo:font-size="12pt" fo:font-style="normal" style:font-size-asian="12pt" style:font-style-asian="normal" style:font-name-complex="Liberation Serif2" style:font-size-complex="12pt" style:font-style-complex="normal"/>
    </style:style>
    <style:style style:name="T138" style:family="text">
      <style:text-properties style:text-position="0% 100%" style:font-name="Z0031" fo:font-size="12pt" fo:font-style="normal" style:font-size-asian="12pt" style:font-style-asian="normal" style:font-name-complex="Liberation Serif2" style:font-size-complex="12pt" style:font-style-complex="normal"/>
    </style:style>
    <style:style style:name="T139" style:family="text">
      <style:text-properties style:text-position="33% 58%" style:font-name="Z0031" fo:font-size="12pt" fo:font-style="normal" style:font-size-asian="12pt" style:font-style-asian="normal" style:font-name-complex="Liberation Serif2" style:font-size-complex="12pt" style:font-style-complex="normal"/>
    </style:style>
    <style:style style:name="T140" style:family="text">
      <style:text-properties style:text-position="0% 100%" style:font-name="Z0031" fo:font-size="12pt" fo:font-style="normal" style:font-size-asian="12pt" style:font-style-asian="normal" style:font-size-complex="12pt" style:font-style-complex="normal"/>
    </style:style>
    <style:style style:name="T141" style:family="text">
      <style:text-properties style:font-name="Z0031" fo:font-style="italic" style:font-style-asian="italic" style:font-style-complex="italic"/>
    </style:style>
    <style:style style:name="T142" style:family="text">
      <style:text-properties fo:font-size="12pt" style:font-size-asian="12pt" style:font-size-complex="12pt"/>
    </style:style>
    <style:style style:name="T143" style:family="text">
      <style:text-properties style:font-name="Z0031" fo:font-size="12pt" style:font-size-asian="12pt" style:font-size-complex="12pt"/>
    </style:style>
    <style:style style:name="T144" style:family="text">
      <style:text-properties fo:color="#666666" fo:font-size="6pt" style:font-size-asian="6pt" style:font-size-complex="6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2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2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style:text-position="-33% 58%" style:font-name="Z0031" fo:font-size="12pt" fo:font-style="normal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eeeeee" draw:textarea-horizontal-align="justify" draw:textarea-vertical-align="middle" draw:auto-grow-height="false" fo:min-height="0.178cm" fo:min-width="0.196cm"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93cm" fo:min-width="0.093cm" style:run-through="foreground"/>
    </style:style>
    <style:style style:name="gr5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textarea-horizontal-align="center" draw:textarea-vertical-align="middle" style:run-through="foreground"/>
    </style:style>
    <style:style style:name="gr11" style:family="graphic">
      <style:graphic-properties svg:stroke-color="#000000" draw:fill-color="#eeeeee" draw:textarea-horizontal-align="justify" draw:textarea-vertical-align="top" draw:auto-grow-height="false" fo:min-height="1.919cm" fo:min-width="4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000000" draw:marker-end="Arrow" draw:marker-end-width="0.176cm" draw:fill-color="#000000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3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color="#000000" draw:fill-color="#eeeeee" draw:textarea-horizontal-align="justify" draw:textarea-vertical-align="top" draw:auto-grow-height="false" fo:min-height="2.402cm" fo:min-width="3.4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svg:stroke-color="#000000" draw:fill-color="#eeeeee" draw:textarea-horizontal-align="justify" draw:textarea-vertical-align="top" draw:auto-grow-height="false" fo:min-height="2.3cm" fo:min-width="3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svg:stroke-color="#000000" draw:fill-color="#eeeeee" draw:textarea-horizontal-align="justify" draw:textarea-vertical-align="top" draw:auto-grow-height="false" fo:min-height="2.448cm" fo:min-width="5.0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svg:stroke-color="#000000" draw:fill-color="#eeeeee" draw:textarea-horizontal-align="justify" draw:textarea-vertical-align="bottom" draw:auto-grow-height="false" fo:min-height="2.452cm" fo:min-width="7.9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svg:stroke-color="#000000" draw:fill-color="#eeeeee" draw:textarea-horizontal-align="justify" draw:textarea-vertical-align="top" draw:auto-grow-height="false" fo:min-height="1.725cm" fo:min-width="7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есдача <text:span text:style-name="T81">ZZZ</text:span>/Задачи</text:p>
      <text:p text:style-name="P2"/>
      <text:p text:style-name="P8">Билет 1</text:p>
      <text:p text:style-name="P4"/>
      <text:p text:style-name="P3">Перевод двоичного слова в азбуку Морзе</text:p>
      <text:p text:style-name="P3"/>
      <text:p text:style-name="P4"><text:span text:style-name="T45">Программа представляет из себя описание п</text:span>росто<text:span text:style-name="T45">го</text:span> алгоритм<text:span text:style-name="T45">а</text:span> <text:span text:style-name="T43">шифрования</text:span><draw:frame draw:style-name="fr1" draw:name="Объект1" text:anchor-type="as-char" svg:y="-0.377cm" svg:width="2.506cm" svg:height="0.531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42">, где </text:span><draw:frame draw:style-name="fr1" draw:name="Объект2" text:anchor-type="as-char" svg:y="-0.377cm" svg:width="1.94cm" svg:height="0.531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<text:p text:style-name="P6">а <draw:frame draw:style-name="fr1" draw:name="Объект3" text:anchor-type="as-char" svg:y="-0.377cm" svg:width="2.371cm" svg:height="0.53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7">Алгоритмическая модель Маркова идеально подходит для подобно<text:span text:style-name="T43">го шифрования, так как подразумевается непосредственный доступ к различным частям слова, а значит все знаковые замены происходят последовательно слева направо, без необходимости двигать головку по ленте, как это было бы в МТ. Причем п</text:span>рименение маркера «*» <text:span text:style-name="T43">в данном случае </text:span>не требуется <text:span text:style-name="T43">(множества знаков обоих алфавитов никоим образом не пересекаются)</text:span></text:p>
      <text:p text:style-name="P3">_________</text:p>
      <text:p text:style-name="P11">1<text:span text:style-name="T1"> <text:s/></text:span><text:span text:style-name="T4">→</text:span><text:span text:style-name="T1"> .</text:span></text:p>
      <text:p text:style-name="P11"><text:span text:style-name="T1">0 </text:span><text:span text:style-name="T4">→</text:span><text:span text:style-name="T1"> –</text:span></text:p>
      <text:p text:style-name="P12">–-––––––– </text:p>
      <text:p text:style-name="P13">Сложность O(n).</text:p>
      <text:p text:style-name="P13"/>
      <text:p text:style-name="P14">Тесты: <text:span text:style-name="T12">входное <text:s/>11001011</text:span><text:span text:style-name="T10"> – <text:s/></text:span><text:span text:style-name="T12">выходное <text:s/>**--*-**</text:span></text:p>
      <text:p text:style-name="P47"><text:tab/> </text:p>
      <text:p text:style-name="P15">Билет 2</text:p>
      <text:p text:style-name="P15"/>
      <text:p text:style-name="P27">Проверка целого числа на палиндром</text:p>
      <text:p text:style-name="P27"/>
      <text:p text:style-name="P172">Чтобы проверить полученное число, алгоритм копирует его, "переворачивает" и сравнивает копию и перевернутое число. Если копия равна реверсу, то введенное число – палиндром.</text:p>
      <text:p text:style-name="P172"/>
      <text:p text:style-name="P173">Чтобы перевернуть число, нужно последовательно отделять его младшие разряды и записывать их в обратном порядке. Отделять младшие разряды можно при помощи «%10» (взятия остатка от деления на 10). Сложение должно сопровождаться умножением на 10, чтобы каждый новый разряд записывался справа от предыдущего.</text:p>
      <text:p text:style-name="P172"/>
      <text:p text:style-name="P85">"true" – выходное слово, если входное слово является палиндромом</text:p>
      <text:p text:style-name="P85">"false" – выходное слово, если входное слово не является палиндромом</text:p>
      <text:p text:style-name="P10"><text:span text:style-name="T1"><text:s/></text:span><text:span text:style-name="T3">–-––––––––-––––––––-––––––––-––––––– </text:span></text:p>
      <text:p text:style-name="P27">#include&lt;stdio.h&gt;</text:p>
      <text:p text:style-name="P27">int main(){int num, rev=0, copy;</text:p>
      <text:p text:style-name="P27"><text:s text:c="2"/>scanf("%d", &amp;num); copy=num;</text:p>
      <text:p text:style-name="P58"><text:s/></text:p>
      <text:p text:style-name="P27"><text:s text:c="2"/>while(num&gt;0){ <text:s/><text:tab/> <text:s text:c="9"/>// <text:span text:style-name="T38">цикл реверса числа</text:span></text:p>
      <text:p text:style-name="P28"><text:s text:c="6"/>rev=rev*10+num%10; <text:s text:c="2"/>//<text:span text:style-name="T40">отделение младшего разряда числа и приписывание к реверсу</text:span></text:p>
      <text:p text:style-name="P28"><text:s text:c="6"/>num/=10;} <text:tab/> <text:s text:c="7"/>// <text:span text:style-name="T40">стирание младшего разряда оставшегося числа</text:span></text:p>
      <text:p text:style-name="P27"/>
      <text:p text:style-name="P27"><text:s text:c="2"/>if(rev==copy) printf("true\n");</text:p>
      <text:p text:style-name="P27"><text:s text:c="2"/>else printf("false\n");</text:p>
      <text:p text:style-name="P9"><text:span text:style-name="T1"><text:s text:c="2"/>return 0;</text:span><text:span text:style-name="T2">}</text:span></text:p>
      <text:p text:style-name="P34">–-––––––––-––––––––-––––––––-––––––– </text:p>
      <text:p text:style-name="P27">Сложность O(n).</text:p>
      <text:p text:style-name="P27"/>
      <text:p text:style-name="P47"><text:soft-page-break/>Тесты: <text:span text:style-name="T12">входное <text:s/>43223</text:span> <text:s/>– <text:s/><text:span text:style-name="T13">выходное </text:span><text:span text:style-name="T12">false</text:span></text:p>
      <text:p text:style-name="P48"><text:tab/> <text:span text:style-name="T13">входное 3223</text:span><text:span text:style-name="T33"> <text:s text:c="2"/>– <text:s text:c="3"/></text:span><text:span text:style-name="T34">в</text:span><text:span text:style-name="T13">ыходное true</text:span></text:p>
      <text:p text:style-name="P48"><text:tab/> <text:span text:style-name="T13">входное </text:span><text:span text:style-name="T14">757</text:span><text:span text:style-name="T33"> – <text:s text:c="7"/></text:span><text:span text:style-name="T13">выходное true</text:span></text:p>
      <text:p text:style-name="P49"><text:tab/> <text:span text:style-name="T13">входное </text:span><text:span text:style-name="T14">1</text:span><text:span text:style-name="T33"> <text:s text:c="5"/>– <text:s text:c="6"/></text:span><text:span text:style-name="T13">выходное true</text:span></text:p>
      <text:p text:style-name="P50"><text:tab/> <text:span text:style-name="T13">входное </text:span><text:span text:style-name="T15">0</text:span><text:span text:style-name="T33"> <text:s text:c="5"/>– <text:s text:c="6"/></text:span><text:span text:style-name="T13">выходное true</text:span></text:p>
      <text:p text:style-name="P50"><text:span text:style-name="T13"/></text:p>
      <text:p text:style-name="P15">Билет 3</text:p>
      <text:p text:style-name="P27"/>
      <text:p text:style-name="P27">Целочисленное деление в кардинальной <text:span text:style-name="T127">CC</text:span></text:p>
      <text:p text:style-name="P27"/>
      <text:p text:style-name="P182">Алгоритм представляет из себя последовательное вычитание делителя из делимого, сопровождающееся инкрементированием частного. В целях нормирования вычислений, собственно перед началом самих вычислений, проверяется чтобы делитель был отличен от нуля.</text:p>
      <text:p text:style-name="P179">–-––––––––-––––––––-––––––––-––––––––-––––––––-––––––––-––––––––-––––––––-––––––––-</text:p>
      <text:p text:style-name="P27"><draw:custom-shape text:anchor-type="paragraph" draw:z-index="2" draw:name="Фигура12_0" draw:style-name="gr29" draw:text-style-name="P212" svg:width="5.065cm" svg:height="2.449cm" svg:x="5.472cm" svg:y="0.138cm"><text:p text:style-name="P211"><text:span text:style-name="T148">Вычитаем делитель и делимого</text:span></text:p><text:p text:style-name="P211"><text:span text:style-name="T148">(имитируем деление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name="Фигура10_0" draw:style-name="gr31" draw:text-style-name="P196" svg:width="8.056cm" svg:height="2.442cm" svg:x="10.536cm" svg:y="0.145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92" draw:name="Фигура17" draw:style-name="gr12" draw:text-style-name="P198" svg:width="7.134cm" svg:height="1.098cm" svg:x="11.118cm" svg:y="0.238cm"><draw:text-box><text:p text:style-name="P197"><text:span text:style-name="T121">Е</text:span><text:span text:style-name="T121">с</text:span><text:span text:style-name="T121">л</text:span><text:span text:style-name="T121">и</text:span><text:span text:style-name="T121"> </text:span><text:span text:style-name="T121">п</text:span><text:span text:style-name="T121">о</text:span><text:span text:style-name="T121">с</text:span><text:span text:style-name="T121">л</text:span><text:span text:style-name="T121">е</text:span><text:span text:style-name="T121"> </text:span><text:span text:style-name="T121">в</text:span><text:span text:style-name="T121">ы</text:span><text:span text:style-name="T121">ч</text:span><text:span text:style-name="T121">и</text:span><text:span text:style-name="T121">т</text:span><text:span text:style-name="T121">а</text:span><text:span text:style-name="T121">н</text:span><text:span text:style-name="T121">и</text:span><text:span text:style-name="T121">я</text:span><text:span text:style-name="T121"> </text:span><text:span text:style-name="T121">д</text:span><text:span text:style-name="T121">е</text:span><text:span text:style-name="T121">л</text:span><text:span text:style-name="T121">и</text:span><text:span text:style-name="T121">м</text:span><text:span text:style-name="T121">о</text:span><text:span text:style-name="T121">е</text:span><text:span text:style-name="T121"> </text:span><text:span text:style-name="T121">с</text:span><text:span text:style-name="T121">т</text:span><text:span text:style-name="T121">а</text:span><text:span text:style-name="T121">л</text:span><text:span text:style-name="T121">о</text:span><text:span text:style-name="T121"> </text:span><text:span text:style-name="T121">р</text:span><text:span text:style-name="T121">а</text:span><text:span text:style-name="T121">в</text:span><text:span text:style-name="T121">н</text:span><text:span text:style-name="T121">о</text:span><text:span text:style-name="T121"> </text:span><text:span text:style-name="T121">н</text:span><text:span text:style-name="T121">у</text:span><text:span text:style-name="T121">л</text:span><text:span text:style-name="T121">ю</text:span><text:span text:style-name="T121">,</text:span></text:p><text:p text:style-name="P197"><text:span text:style-name="T121">с</text:span><text:span text:style-name="T121">т</text:span><text:span text:style-name="T121">и</text:span><text:span text:style-name="T121">р</text:span><text:span text:style-name="T121">а</text:span><text:span text:style-name="T121">е</text:span><text:span text:style-name="T121">м</text:span><text:span text:style-name="T121"> </text:span><text:span text:style-name="T121">д</text:span><text:span text:style-name="T121">е</text:span><text:span text:style-name="T121">л</text:span><text:span text:style-name="T121">и</text:span><text:span text:style-name="T121">т</text:span><text:span text:style-name="T121">е</text:span><text:span text:style-name="T121">л</text:span><text:span text:style-name="T121">ь</text:span><text:span text:style-name="T121"> </text:span><text:span text:style-name="T121">и</text:span><text:span text:style-name="T121"> </text:span><text:span text:style-name="T121">п</text:span><text:span text:style-name="T121">е</text:span><text:span text:style-name="T121">р</text:span><text:span text:style-name="T121">е</text:span><text:span text:style-name="T121">п</text:span><text:span text:style-name="T121">и</text:span><text:span text:style-name="T121">с</text:span><text:span text:style-name="T121">ы</text:span><text:span text:style-name="T121">в</text:span><text:span text:style-name="T121">а</text:span><text:span text:style-name="T121">е</text:span><text:span text:style-name="T121">м</text:span><text:span text:style-name="T121"> </text:span><text:span text:style-name="T121">о</text:span><text:span text:style-name="T121">т</text:span><text:span text:style-name="T121">в</text:span><text:span text:style-name="T121">е</text:span><text:span text:style-name="T121">т</text:span><text:span text:style-name="T121"> </text:span><text:span text:style-name="T121">у</text:span><text:span text:style-name="T121"> </text:span><text:span text:style-name="T121">в</text:span><text:span text:style-name="T121">х</text:span><text:span text:style-name="T121">о</text:span><text:span text:style-name="T121">д</text:span><text:span text:style-name="T121">н</text:span><text:span text:style-name="T121">о</text:span><text:span text:style-name="T121">г</text:span><text:span text:style-name="T121">о</text:span><text:span text:style-name="T121"> </text:span><text:span text:style-name="T121">с</text:span><text:span text:style-name="T121">л</text:span><text:span text:style-name="T121">о</text:span><text:span text:style-name="T121">в</text:span><text:span text:style-name="T121">а</text:span></text:p></draw:text-box></draw:frame></text:p>
      <text:p text:style-name="P27"><draw:frame text:anchor-type="paragraph" draw:z-index="37" draw:name="Фигура11" draw:style-name="gr22" draw:text-style-name="P207" svg:width="3.176cm" svg:height="0.856cm" svg:x="-1.672cm" svg:y="0.383cm"><draw:text-box><text:p text:style-name="P205"><text:span text:style-name="T146">Че</text:span><text:span text:style-name="T146">ке</text:span><text:span text:style-name="T146">р</text:span></text:p><text:p text:style-name="P205"><text:span text:style-name="T146">(чт</text:span><text:span text:style-name="T146">об</text:span><text:span text:style-name="T146">ы </text:span><text:span text:style-name="T146">не </text:span><text:span text:style-name="T146">де</text:span><text:span text:style-name="T146">ли</text:span><text:span text:style-name="T146">ть </text:span><text:span text:style-name="T146">на </text:span><text:span text:style-name="T146">0)</text:span></text:p></draw:text-box></draw:frame><draw:custom-shape text:anchor-type="paragraph" draw:z-index="4" draw:name="Фигура10" draw:style-name="gr27" draw:text-style-name="P196" svg:width="3.786cm" svg:height="3.402cm" svg:x="-1.917cm" svg:y="0.38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7"><draw:g text:anchor-type="paragraph" draw:z-index="72" draw:style-name="gr2"><draw:path draw:name="Фигура1" draw:style-name="gr10" draw:text-style-name="P201" svg:width="0.37cm" svg:height="0.364cm" draw:transform="skewX (0.0593411945678073) rotate (0.53860860716545) translate (12.4401898461157cm 0.514501732752988cm)" svg:viewBox="0 0 371 365" svg:d="M102 362c66-5 141 20 196-21 40-28 64-77 72-133 10-70-42-98-80-132-36-34-81-66-129-75-57-10-107 44-135 96-27 50-36 113-12 167l14 49"><text:p/></draw:path><draw:line draw:name="Фигура4_9" draw:style-name="gr16" draw:text-style-name="P192" svg:x1="12.506cm" svg:y1="0.638cm" svg:x2="12.614cm" svg:y2="0.872cm"><text:p/></draw:line></draw:g><draw:frame text:anchor-type="paragraph" draw:z-index="30" draw:name="Фигура8_2" draw:style-name="gr17" draw:text-style-name="P191" svg:width="0.472cm" svg:height="0.489cm" svg:x="8.989cm" svg:y="0.289cm"><draw:text-box><text:p><text:span text:style-name="T137">λ</text:span></text:p></draw:text-box></draw:frame><draw:line text:anchor-type="paragraph" draw:z-index="32" draw:name="Фигура9_0" draw:style-name="gr8" draw:text-style-name="P195" svg:x1="9.827cm" svg:y1="0.552cm" svg:x2="9.827cm" svg:y2="0.164cm"><text:p/></draw:line><draw:line text:anchor-type="paragraph" draw:z-index="33" draw:name="Фигура9_1" draw:style-name="gr8" draw:text-style-name="P195" svg:x1="6.795cm" svg:y1="0.164cm" svg:x2="9.827cm" svg:y2="0.164cm"><text:p/></draw:line><draw:line text:anchor-type="paragraph" draw:z-index="34" draw:name="Фигура4_7" draw:style-name="gr5" draw:text-style-name="P190" svg:x1="6.795cm" svg:y1="0.164cm" svg:x2="6.306cm" svg:y2="0.825cm"><text:p/></draw:line><draw:custom-shape text:anchor-type="paragraph" draw:z-index="3" draw:name="Фигура12" draw:style-name="gr28" draw:text-style-name="P212" svg:width="3.599cm" svg:height="2.301cm" svg:x="1.873cm" svg:y="0.06cm"><text:p text:style-name="P211"><text:span text:style-name="T148">Копируем числа</text:span></text:p><text:p text:style-name="P211"><text:span text:style-name="T148">(для нормированности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38" draw:name="Фигура5_3" draw:style-name="gr1" draw:text-style-name="P187" svg:width="0.632cm" svg:height="0.408cm" svg:x="8.357cm" svg:y="0.432cm"><draw:text-box><text:p><text:span text:style-name="T130">|</text:span></text:p></draw:text-box></draw:frame><draw:frame text:anchor-type="paragraph" draw:z-index="63" draw:name="Фигура5_11" draw:style-name="gr1" draw:text-style-name="P187" svg:width="0.228cm" svg:height="0.408cm" svg:x="11.381cm" svg:y="0.273cm"><draw:text-box draw:corner-radius="8.162cm"><text:p text:style-name="P202">|</text:p></draw:text-box></draw:frame><draw:frame text:anchor-type="paragraph" draw:z-index="64" draw:name="Фигура8_9" draw:style-name="gr17" draw:text-style-name="P191" svg:width="0.472cm" svg:height="0.489cm" svg:x="11.807cm" svg:y="0.203cm"><draw:text-box><text:p><text:span text:style-name="T137">λ</text:span></text:p></draw:text-box></draw:frame><draw:line text:anchor-type="paragraph" draw:z-index="65" draw:name="Фигура9_4" draw:style-name="gr8" draw:text-style-name="P195" svg:x1="11.924cm" svg:y1="0.282cm" svg:x2="11.924cm" svg:y2="0cm"><text:p/></draw:line><draw:line text:anchor-type="paragraph" draw:z-index="66" draw:name="Фигура9_5" draw:style-name="gr8" draw:text-style-name="P195" svg:x1="13.527cm" svg:y1="0.34cm" svg:x2="15.233cm" svg:y2="0.342cm"><text:p/></draw:line><draw:line text:anchor-type="paragraph" draw:z-index="67" draw:name="Фигура4_17" draw:style-name="gr5" draw:text-style-name="P190" svg:x1="13.527cm" svg:y1="0.34cm" svg:x2="13.527cm" svg:y2="0.788cm"><text:p/></draw:line><draw:frame text:anchor-type="paragraph" draw:z-index="73" draw:name="Фигура5_12" draw:style-name="gr1" draw:text-style-name="P187" svg:width="0.408cm" svg:height="0.408cm" svg:x="12.633cm" svg:y="0.095cm"><draw:text-box><text:p><text:span text:style-name="T129">λ</text:span></text:p></draw:text-box></draw:frame><draw:line text:anchor-type="paragraph" draw:z-index="76" draw:name="Фигура9_6" draw:style-name="gr8" draw:text-style-name="P195" svg:x1="15.233cm" svg:y1="0.624cm" svg:x2="15.233cm" svg:y2="0.342cm"><text:p/></draw:line><draw:frame text:anchor-type="paragraph" draw:z-index="77" draw:name="Фигура5_14" draw:style-name="gr1" draw:text-style-name="P187" svg:width="0.408cm" svg:height="0.408cm" svg:x="14.353cm" svg:y="0.023cm"><draw:text-box><text:p><text:span text:style-name="T129">λ</text:span></text:p></draw:text-box></draw:frame><draw:frame text:anchor-type="paragraph" draw:z-index="79" draw:name="Фигура5_15" draw:style-name="gr1" draw:text-style-name="P187" svg:width="0.408cm" svg:height="0.408cm" svg:x="15.499cm" svg:y="0.462cm"><draw:text-box><text:p><text:span text:style-name="T129">λ</text:span></text:p></draw:text-box></draw:frame><draw:line text:anchor-type="paragraph" draw:z-index="85" draw:name="Фигура9_7" draw:style-name="gr8" draw:text-style-name="P195" svg:x1="11.127cm" svg:y1="0cm" svg:x2="11.924cm" svg:y2="0cm"><text:p/></draw:line><draw:line text:anchor-type="paragraph" draw:z-index="86" draw:name="Фигура4_23" draw:style-name="gr5" draw:text-style-name="P190" svg:x1="11.118cm" svg:y1="0cm" svg:x2="11.118cm" svg:y2="0.676cm"><text:p/></draw:line></text:p>
      <text:p text:style-name="P27"><draw:g text:anchor-type="paragraph" draw:z-index="83" draw:style-name="gr2"><draw:custom-shape draw:name="Фигура2_1" draw:style-name="gr3" draw:text-style-name="P188" svg:width="0.278cm" svg:height="0.253cm" svg:x="18.023cm" svg:y="0.272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draw:custom-shape draw:name="Фигура2_0" draw:style-name="gr4" draw:text-style-name="P189" svg:width="0.133cm" svg:height="0.133cm" svg:x="18.097cm" svg:y="0.332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/draw:g><draw:frame text:anchor-type="paragraph" draw:z-index="10" draw:name="Фигура3" draw:style-name="gr26" draw:text-style-name="P200" svg:width="0.449cm" svg:height="0.512cm" svg:x="-0.757cm" svg:y="0.429cm"><draw:text-box><text:p text:style-name="P199"><text:span text:style-name="T141">l</text:span></text:p></draw:text-box></draw:frame><draw:frame text:anchor-type="paragraph" draw:z-index="12" draw:name="Фигура5" draw:style-name="gr1" draw:text-style-name="P210" svg:width="0.306cm" svg:height="0.408cm" svg:x="-0.206cm" svg:y="0.286cm"><draw:text-box><text:p><text:span text:style-name="T130">|</text:span></text:p></draw:text-box></draw:frame><draw:frame text:anchor-type="paragraph" draw:z-index="13" draw:name="Фигура3_0" draw:style-name="gr26" draw:text-style-name="P200" svg:width="0.449cm" svg:height="0.512cm" svg:x="0.323cm" svg:y="0.43cm"><draw:text-box><text:p text:style-name="P199"><text:span text:style-name="T141">l</text:span></text:p></draw:text-box></draw:frame><draw:frame text:anchor-type="paragraph" draw:z-index="23" draw:name="Фигура8" draw:style-name="gr23" draw:text-style-name="P191" svg:width="2.036cm" svg:height="0.698cm" svg:x="2.723cm" svg:y="0.406cm"><draw:text-box><text:p><text:span text:style-name="T131">K </text:span><text:span text:style-name="T131"><text:s/></text:span><text:span text:style-name="T131">K </text:span><text:span text:style-name="T147">3 <text:s/></text:span><text:span text:style-name="T140">r </text:span><text:span text:style-name="T140">"</text:span><text:span text:style-name="T140">|</text:span><text:span text:style-name="T140">" </text:span><text:span text:style-name="T140">l</text:span></text:p></draw:text-box></draw:frame><draw:frame text:anchor-type="paragraph" draw:z-index="25" draw:name="Фигура8_0" draw:style-name="gr6" draw:text-style-name="P191" svg:width="0.632cm" svg:height="0.56cm" svg:x="6.02cm" svg:y="0.339cm"><draw:text-box><text:p><text:span text:style-name="T131">L</text:span><text:span text:style-name="T132">2</text:span><text:span text:style-name="T140">r</text:span></text:p></draw:text-box></draw:frame><draw:line text:anchor-type="paragraph" draw:z-index="26" draw:name="Фигура4_5" draw:style-name="gr5" draw:text-style-name="P190" svg:x1="6.634cm" svg:y1="0.598cm" svg:x2="7.445cm" svg:y2="0.37cm"><text:p/></draw:line><draw:frame text:anchor-type="paragraph" draw:z-index="28" draw:name="Фигура8_1" draw:style-name="gr18" draw:text-style-name="P191" svg:width="0.733cm" svg:height="0.551cm" svg:x="7.445cm" svg:y="0.125cm"><draw:text-box><text:p><text:span text:style-name="T137">λ</text:span><text:span text:style-name="T140">R</text:span><text:span text:style-name="T132">2</text:span><text:span text:style-name="T140">l</text:span></text:p></draw:text-box></draw:frame><draw:frame text:anchor-type="paragraph" draw:z-index="27" draw:name="Фигура5_1" draw:style-name="gr1" draw:text-style-name="P187" svg:width="0.632cm" svg:height="0.408cm" svg:x="6.814cm" svg:y="0.191cm"><draw:text-box><text:p><text:span text:style-name="T130">|</text:span></text:p></draw:text-box></draw:frame><draw:line text:anchor-type="paragraph" draw:z-index="29" draw:name="Фигура4_6" draw:style-name="gr5" draw:text-style-name="P190" svg:x1="8.177cm" svg:y1="0.353cm" svg:x2="8.988cm" svg:y2="0.125cm"><text:p/></draw:line><draw:line text:anchor-type="paragraph" draw:z-index="31" draw:name="Фигура9" draw:style-name="gr8" draw:text-style-name="P195" svg:x1="9.236cm" svg:y1="0.065cm" svg:x2="9.827cm" svg:y2="0.065cm"><text:p/></draw:line><draw:line text:anchor-type="paragraph" draw:z-index="59" draw:name="Фигура4_15" draw:style-name="gr5" draw:text-style-name="P190" svg:x1="8.299cm" svg:y1="0.473cm" svg:x2="11.014cm" svg:y2="0.459cm"><text:p/></draw:line><draw:frame text:anchor-type="paragraph" draw:z-index="60" draw:name="Фигура5_9" draw:style-name="gr1" draw:text-style-name="P187" svg:width="0.408cm" svg:height="0.408cm" svg:x="10.128cm" svg:y="0.145cm"><draw:text-box><text:p><text:span text:style-name="T129">λ</text:span></text:p></draw:text-box></draw:frame><draw:frame text:anchor-type="paragraph" draw:z-index="61" draw:name="Фигура8_8" draw:style-name="gr18" draw:text-style-name="P191" svg:width="0.285cm" svg:height="0.551cm" svg:x="11.097cm" svg:y="0.189cm"><draw:text-box><text:p text:style-name="P203"><text:span text:style-name="T142">l</text:span></text:p></draw:text-box></draw:frame><draw:line text:anchor-type="paragraph" draw:z-index="62" draw:name="Фигура4_16" draw:style-name="gr5" draw:text-style-name="P190" svg:x1="11.285cm" svg:y1="0.458cm" svg:x2="11.807cm" svg:y2="0.042cm"><text:p/></draw:line><draw:frame text:anchor-type="paragraph" draw:z-index="69" draw:name="Фигура5_10" draw:style-name="gr1" draw:text-style-name="P187" svg:width="0.408cm" svg:height="0.408cm" svg:x="11.871cm" svg:y="0.205cm"><draw:text-box><text:p><text:span text:style-name="T129">λ</text:span></text:p></draw:text-box></draw:frame><draw:frame text:anchor-type="paragraph" draw:z-index="70" draw:name="Фигура8_10" draw:style-name="gr6" draw:text-style-name="P191" svg:width="0.632cm" svg:height="0.56cm" svg:x="12.506cm" svg:y="0.233cm"><draw:text-box><text:p><text:span text:style-name="T140">r</text:span></text:p></draw:text-box></draw:frame><draw:frame text:anchor-type="paragraph" draw:z-index="74" draw:name="Фигура5_13" draw:style-name="gr1" draw:text-style-name="P187" svg:width="0.306cm" svg:height="0.408cm" svg:x="13.003cm" svg:y="0.099cm"><draw:text-box draw:corner-radius="8.162cm"><text:p><text:span text:style-name="T130">|</text:span></text:p></draw:text-box></draw:frame><draw:frame text:anchor-type="paragraph" draw:z-index="75" draw:name="Фигура8_11" draw:style-name="gr15" draw:text-style-name="P191" svg:width="1.848cm" svg:height="0.606cm" svg:x="13.418cm" svg:y="0.138cm"><draw:text-box><text:p><text:span text:style-name="T138">R </text:span><text:span text:style-name="T138">l </text:span><text:span text:style-name="T137">λ </text:span><text:span text:style-name="T138">L </text:span><text:span text:style-name="T138">"</text:span><text:span text:style-name="T138">|</text:span><text:span text:style-name="T138">" </text:span><text:span text:style-name="T138">l</text:span></text:p></draw:text-box></draw:frame><draw:line text:anchor-type="paragraph" draw:z-index="78" draw:name="Фигура4_20" draw:style-name="gr5" draw:text-style-name="P190" svg:x1="15.369cm" svg:y1="0.383cm" svg:x2="16.078cm" svg:y2="0.383cm"><text:p/></draw:line><draw:frame text:anchor-type="paragraph" draw:z-index="80" draw:name="Фигура8_12" draw:style-name="gr14" draw:text-style-name="P191" svg:width="1.999cm" svg:height="1.045cm" svg:x="16.177cm" svg:y="0.095cm"><draw:text-box><text:p><text:span text:style-name="T138">r </text:span><text:span text:style-name="T137">λ</text:span><text:span text:style-name="T138"> </text:span><text:span text:style-name="T138">R"</text:span><text:span text:style-name="T138">|"</text:span><text:span text:style-name="T138">r</text:span></text:p></draw:text-box></draw:frame><draw:line text:anchor-type="paragraph" draw:z-index="84" draw:name="Фигура4_22" draw:style-name="gr5" draw:text-style-name="P190" svg:x1="17.522cm" svg:y1="0.413cm" svg:x2="17.996cm" svg:y2="0.413cm"><text:p/></draw:line></text:p>
      <text:p text:style-name="P27"><draw:g text:anchor-type="paragraph" draw:z-index="82" draw:style-name="gr2"><draw:custom-shape draw:name="Фигура2" draw:style-name="gr4" draw:text-style-name="P189" svg:width="0.133cm" svg:height="0.133cm" svg:x="-1.572cm" svg:y="0.186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draw:line draw:name="Фигура16" draw:style-name="gr10" draw:text-style-name="P195" svg:x1="-1.693cm" svg:y1="0.131cm" svg:x2="-1.303cm" svg:y2="0.131cm"><text:p/></draw:line><draw:line draw:name="Фигура16_0" draw:style-name="gr10" draw:text-style-name="P195" svg:x1="-1.697cm" svg:y1="0.364cm" svg:x2="-1.307cm" svg:y2="0.364cm"><text:p/></draw:line></draw:g><draw:line text:anchor-type="paragraph" draw:z-index="11" draw:name="Фигура4" draw:style-name="gr5" draw:text-style-name="P190" svg:x1="-0.411cm" svg:y1="0.206cm" svg:x2="0.282cm" svg:y2="0.206cm"><text:p/></draw:line><draw:line text:anchor-type="paragraph" draw:z-index="18" draw:name="Фигура4_2" draw:style-name="gr5" draw:text-style-name="P190" svg:x1="0.425cm" svg:y1="0.353cm" svg:x2="0.079cm" svg:y2="0.831cm"><text:p/></draw:line><draw:frame text:anchor-type="paragraph" draw:z-index="19" draw:name="Фигура5_0" draw:style-name="gr1" draw:text-style-name="P210" svg:width="0.632cm" svg:height="0.408cm" svg:x="0.425cm" svg:y="0.455cm"><draw:text-box><text:p text:style-name="P208"><text:span text:style-name="T129">λ</text:span></text:p></draw:text-box></draw:frame><draw:line text:anchor-type="paragraph" draw:z-index="17" draw:name="Фигура4_1" draw:style-name="gr5" draw:text-style-name="P192" svg:x1="-0.652cm" svg:y1="0.331cm" svg:x2="-0.656cm" svg:y2="1.637cm"><text:p/></draw:line><draw:line text:anchor-type="paragraph" draw:z-index="21" draw:name="Фигура4_3" draw:style-name="gr5" draw:text-style-name="P190" svg:x1="0.609cm" svg:y1="0.205cm" svg:x2="2.602cm" svg:y2="0.205cm"><text:p/></draw:line><draw:line text:anchor-type="paragraph" draw:z-index="24" draw:name="Фигура4_4" draw:style-name="gr5" draw:text-style-name="P190" svg:x1="4.801cm" svg:y1="0.178cm" svg:x2="5.939cm" svg:y2="0.178cm"><text:p/></draw:line><draw:line text:anchor-type="paragraph" draw:z-index="35" draw:name="Фигура4_8" draw:style-name="gr5" draw:text-style-name="P190" svg:x1="6.468cm" svg:y1="0.307cm" svg:x2="7.505cm" svg:y2="1.692cm"><text:p/></draw:line><draw:line text:anchor-type="paragraph" draw:z-index="58" draw:name="Фигура4_14" draw:style-name="gr5" draw:text-style-name="P190" svg:x1="6.08cm" svg:y1="3.471cm" svg:x2="6.099cm" svg:y2="0.34cm"><text:p/></draw:line><draw:line text:anchor-type="paragraph" draw:z-index="68" draw:name="Фигура4_18" draw:style-name="gr5" draw:text-style-name="P190" svg:x1="11.381cm" svg:y1="0.002cm" svg:x2="12.506cm" svg:y2="0.002cm"><text:p/></draw:line><draw:line text:anchor-type="paragraph" draw:z-index="71" draw:name="Фигура4_19" draw:style-name="gr5" draw:text-style-name="P190" svg:x1="12.704cm" svg:y1="0.019cm" svg:x2="13.413cm" svg:y2="0.019cm"><text:p/></draw:line><draw:line text:anchor-type="paragraph" draw:z-index="81" draw:name="Фигура4_21" draw:style-name="gr5" draw:text-style-name="P190" svg:x1="-1.295cm" svg:y1="0.215cm" svg:x2="-0.757cm" svg:y2="0.215cm"><text:p/></draw:line></text:p>
      <text:p text:style-name="P27"><draw:frame text:anchor-type="paragraph" draw:z-index="15" draw:name="Фигура3_2" draw:style-name="gr26" draw:text-style-name="P200" svg:width="0.449cm" svg:height="0.512cm" svg:x="-0.166cm" svg:y="0.205cm"><draw:text-box><text:p text:style-name="P199"><text:span text:style-name="T141">r </text:span></text:p></draw:text-box></draw:frame><draw:frame text:anchor-type="paragraph" draw:z-index="20" draw:name="Фигура6" draw:style-name="gr25" draw:text-style-name="P209" svg:width="0.63cm" svg:height="0.366cm" svg:x="-0.958cm" svg:y="0.108cm"><draw:text-box><text:p text:style-name="P208"><text:span text:style-name="T129">λ</text:span></text:p></draw:text-box></draw:frame><draw:frame text:anchor-type="paragraph" draw:z-index="22" draw:name="Фигура7" draw:style-name="gr24" draw:text-style-name="P198" svg:width="2.849cm" svg:height="0.981cm" svg:x="2.194cm" svg:y="0.129cm"><draw:text-box><text:p text:style-name="P197"><text:span text:style-name="T121">З</text:span><text:span text:style-name="T121">а</text:span><text:span text:style-name="T121">п</text:span><text:span text:style-name="T121">и</text:span><text:span text:style-name="T121">с</text:span><text:span text:style-name="T121">ы</text:span><text:span text:style-name="T121">ва</text:span><text:span text:style-name="T121">е</text:span><text:span text:style-name="T121">м </text:span><text:span text:style-name="T121">п</text:span><text:span text:style-name="T121">е</text:span><text:span text:style-name="T121">р</text:span><text:span text:style-name="T121">в</text:span><text:span text:style-name="T121">у</text:span><text:span text:style-name="T121">ю </text:span><text:span text:style-name="T121">"|" </text:span><text:span text:style-name="T121">в </text:span><text:span text:style-name="T121">ч</text:span><text:span text:style-name="T121">ас</text:span><text:span text:style-name="T121">т</text:span><text:span text:style-name="T121">н</text:span><text:span text:style-name="T121">о</text:span><text:span text:style-name="T121">е</text:span></text:p></draw:text-box></draw:frame><draw:frame text:anchor-type="paragraph" draw:z-index="36" draw:name="Фигура5_2" draw:style-name="gr1" draw:text-style-name="P187" svg:width="0.408cm" svg:height="0.408cm" svg:x="7.1cm" svg:y="0.252cm"><draw:text-box><text:p><text:span text:style-name="T129">λ</text:span></text:p></draw:text-box></draw:frame><draw:frame text:anchor-type="paragraph" draw:z-index="40" draw:name="Фигура5_4" draw:style-name="gr1" draw:text-style-name="P187" svg:width="0.408cm" svg:height="0.408cm" svg:x="7.668cm" svg:y="0.367cm"><draw:text-box><text:p><text:span text:style-name="T129">λ</text:span></text:p></draw:text-box></draw:frame><draw:custom-shape text:anchor-type="paragraph" draw:z-index="1" draw:name="Фигура12_1" draw:style-name="gr30" draw:text-style-name="P213" svg:width="7.914cm" svg:height="2.453cm" svg:x="5.472cm" svg:y="0.152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5" draw:name="Фигура14" draw:style-name="gr20" draw:text-style-name="P204" svg:width="3.74cm" svg:height="0.599cm" svg:x="7.869cm" svg:y="0.152cm"><draw:text-box><text:p text:style-name="P195"><text:span text:style-name="T144">Т</text:span><text:span text:style-name="T144">.</text:span><text:span text:style-name="T144">к</text:span><text:span text:style-name="T144">.</text:span><text:span text:style-name="T144"> </text:span><text:span text:style-name="T144">м</text:span><text:span text:style-name="T144">ы</text:span><text:span text:style-name="T144"> </text:span><text:span text:style-name="T144">в</text:span><text:span text:style-name="T144"> </text:span><text:span text:style-name="T144">к</text:span><text:span text:style-name="T144">а</text:span><text:span text:style-name="T144">р</text:span><text:span text:style-name="T144">д</text:span><text:span text:style-name="T144">и</text:span><text:span text:style-name="T144">н</text:span><text:span text:style-name="T144">а</text:span><text:span text:style-name="T144">л</text:span><text:span text:style-name="T144">ь</text:span><text:span text:style-name="T144">н</text:span><text:span text:style-name="T144">о</text:span><text:span text:style-name="T144">й</text:span><text:span text:style-name="T144"> </text:span><text:span text:style-name="T144">С</text:span><text:span text:style-name="T144">С</text:span><text:span text:style-name="T144">,</text:span><text:span text:style-name="T144"> </text:span><text:span text:style-name="T144">в</text:span><text:span text:style-name="T144">о</text:span><text:span text:style-name="T144">з</text:span><text:span text:style-name="T144">в</text:span><text:span text:style-name="T144">р</text:span><text:span text:style-name="T144">а</text:span><text:span text:style-name="T144">щ</text:span><text:span text:style-name="T144">а</text:span><text:span text:style-name="T144">е</text:span><text:span text:style-name="T144">м</text:span><text:span text:style-name="T144"> </text:span><text:span text:style-name="T144">"</text:span><text:span text:style-name="T144">|</text:span><text:span text:style-name="T144">"</text:span><text:span text:style-name="T144"> </text:span><text:span text:style-name="T144">д</text:span><text:span text:style-name="T144">е</text:span><text:span text:style-name="T144">л</text:span><text:span text:style-name="T144">и</text:span><text:span text:style-name="T144">м</text:span><text:span text:style-name="T144">о</text:span><text:span text:style-name="T144">м</text:span><text:span text:style-name="T144">у</text:span><text:span text:style-name="T144"> </text:span><text:span text:style-name="T144">п</text:span><text:span text:style-name="T144">о</text:span><text:span text:style-name="T144">с</text:span><text:span text:style-name="T144">л</text:span><text:span text:style-name="T144">е</text:span><text:span text:style-name="T144"> </text:span><text:span text:style-name="T144">в</text:span><text:span text:style-name="T144">ы</text:span><text:span text:style-name="T144">ч</text:span><text:span text:style-name="T144">и</text:span><text:span text:style-name="T144">т</text:span><text:span text:style-name="T144">а</text:span><text:span text:style-name="T144">н</text:span><text:span text:style-name="T144">и</text:span><text:span text:style-name="T144">я</text:span></text:p></draw:text-box></draw:frame><draw:frame text:anchor-type="paragraph" draw:z-index="49" draw:name="Фигура5_6" draw:style-name="gr1" draw:text-style-name="P187" svg:width="0.408cm" svg:height="0.408cm" svg:x="11.215cm" svg:y="0.409cm"><draw:text-box><text:p><text:span text:style-name="T129">λ</text:span></text:p></draw:text-box></draw:frame></text:p>
      <text:p text:style-name="P27"><draw:line text:anchor-type="paragraph" draw:z-index="16" draw:name="Фигура4_0" draw:style-name="gr5" draw:text-style-name="P190" svg:x1="-0.166cm" svg:y1="0.09cm" svg:x2="-0.531cm" svg:y2="0.554cm"><text:p/></draw:line><draw:frame text:anchor-type="paragraph" draw:z-index="42" draw:name="Фигура5_5" draw:style-name="gr1" draw:text-style-name="P187" svg:width="0.306cm" svg:height="0.408cm" svg:x="7.962cm" svg:y="0.365cm"><draw:text-box draw:corner-radius="8.162cm"><text:p><text:span text:style-name="T130">|</text:span></text:p></draw:text-box></draw:frame><draw:frame text:anchor-type="paragraph" draw:z-index="43" draw:name="Фигура8_4" draw:style-name="gr21" draw:text-style-name="P191" svg:width="1.347cm" svg:height="0.574cm" svg:x="8.384cm" svg:y="0.425cm"><draw:text-box><text:p text:style-name="P199"><text:span text:style-name="T138">K</text:span><text:span text:style-name="T138">R </text:span><text:span text:style-name="T138">"|"</text:span></text:p></draw:text-box></draw:frame><draw:line text:anchor-type="paragraph" draw:z-index="46" draw:name="Фигура15" draw:style-name="gr19" draw:text-style-name="P201" svg:x1="9.308cm" svg:y1="0.427cm" svg:x2="9.368cm" svg:y2="0.192cm"><text:p/></draw:line><draw:frame text:anchor-type="paragraph" draw:z-index="48" draw:name="Фигура8_5" draw:style-name="gr18" draw:text-style-name="P191" svg:width="0.285cm" svg:height="0.551cm" svg:x="11.033cm" svg:y="0.469cm"><draw:text-box><text:p><text:span text:style-name="T143">r</text:span></text:p></draw:text-box></draw:frame><draw:frame text:anchor-type="paragraph" draw:z-index="51" draw:name="Фигура5_7" draw:style-name="gr1" draw:text-style-name="P187" svg:width="0.306cm" svg:height="0.408cm" svg:x="11.499cm" svg:y="0.429cm"><draw:text-box draw:corner-radius="8.162cm"><text:p><text:span text:style-name="T130">|</text:span></text:p></draw:text-box></draw:frame><draw:frame text:anchor-type="paragraph" draw:z-index="52" draw:name="Фигура8_6" draw:style-name="gr18" draw:text-style-name="P191" svg:width="0.676cm" svg:height="0.551cm" svg:x="11.989cm" svg:y="0.469cm"><draw:text-box><text:p text:style-name="P203"><text:span text:style-name="T142">l</text:span><text:span text:style-name="T142"> </text:span><text:span text:style-name="T142">"</text:span><text:span text:style-name="T142">|</text:span><text:span text:style-name="T142">"</text:span></text:p></draw:text-box></draw:frame><draw:frame text:anchor-type="paragraph" draw:z-index="54" draw:name="Фигура5_8" draw:style-name="gr1" draw:text-style-name="P187" svg:width="0.408cm" svg:height="0.408cm" svg:x="13.039cm" svg:y="0.138cm"><draw:text-box><text:p><text:span text:style-name="T129">λ</text:span></text:p></draw:text-box></draw:frame><draw:custom-shape text:anchor-type="paragraph" draw:z-index="93" draw:name="Фигура10_1" draw:style-name="gr11" draw:text-style-name="P196" svg:width="5.051cm" svg:height="2.721cm" svg:x="13.75cm" svg:y="0.002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103" draw:name="Фигура18" draw:style-name="gr7" draw:text-style-name="P194" svg:width="3.44cm" svg:height="0.567cm" svg:x="14.623cm" svg:y="0.002cm"><draw:text-box><text:p text:style-name="P193"><text:span text:style-name="T133">М</text:span><text:span text:style-name="T133">а</text:span><text:span text:style-name="T133">ш</text:span><text:span text:style-name="T133">и</text:span><text:span text:style-name="T133">н</text:span><text:span text:style-name="T133">а</text:span><text:span text:style-name="T133"> </text:span><text:span text:style-name="T134">K</text:span><text:span text:style-name="T135"> </text:span><text:span text:style-name="T135"><text:s/></text:span><text:span text:style-name="T136">3</text:span></text:p></draw:text-box></draw:frame></text:p>
      <text:p text:style-name="P181"><draw:frame text:anchor-type="paragraph" draw:z-index="14" draw:name="Фигура3_1" draw:style-name="gr26" draw:text-style-name="P200" svg:width="0.449cm" svg:height="0.512cm" svg:x="-0.757cm" svg:y="0.067cm"><draw:text-box><text:p text:style-name="P199"><text:span text:style-name="T141">r </text:span></text:p></draw:text-box></draw:frame><draw:frame text:anchor-type="paragraph" draw:z-index="39" draw:name="Фигура8_3" draw:style-name="gr18" draw:text-style-name="P191" svg:width="0.285cm" svg:height="0.551cm" svg:x="7.505cm" svg:y="0.012cm"><draw:text-box><text:p text:style-name="P203"><text:span text:style-name="T142">l</text:span></text:p></draw:text-box></draw:frame><draw:line text:anchor-type="paragraph" draw:z-index="41" draw:name="Фигура4_10" draw:style-name="gr5" draw:text-style-name="P190" svg:x1="7.669cm" svg:y1="0.243cm" svg:x2="8.362cm" svg:y2="0.243cm"><text:p/></draw:line><draw:line text:anchor-type="paragraph" draw:z-index="47" draw:name="Фигура4_11" draw:style-name="gr5" draw:text-style-name="P190" svg:x1="9.387cm" svg:y1="0.247cm" svg:x2="11.033cm" svg:y2="0.275cm"><text:p/></draw:line><draw:line text:anchor-type="paragraph" draw:z-index="50" draw:name="Фигура4_12" draw:style-name="gr5" draw:text-style-name="P190" svg:x1="11.211cm" svg:y1="0.256cm" svg:x2="11.989cm" svg:y2="0.256cm"><text:p/></draw:line><draw:frame text:anchor-type="paragraph" draw:z-index="53" draw:name="Фигура8_7" draw:style-name="gr18" draw:text-style-name="P191" svg:width="0.285cm" svg:height="0.551cm" svg:x="12.92cm" svg:y="0.34cm"><draw:text-box><text:p text:style-name="P203"><text:span text:style-name="T142">l</text:span></text:p></draw:text-box></draw:frame><draw:line text:anchor-type="paragraph" draw:z-index="55" draw:name="Фигура4_13" draw:style-name="gr5" draw:text-style-name="P190" svg:x1="12.554cm" svg:y1="0.34cm" svg:x2="12.921cm" svg:y2="0.596cm"><text:p/></draw:line><draw:line text:anchor-type="paragraph" draw:z-index="87" draw:name="Фигура4_24" draw:style-name="gr5" draw:text-style-name="P190" svg:x1="-0.557cm" svg:y1="0.383cm" svg:x2="0.071cm" svg:y2="0.406cm"><text:p/></draw:line><draw:frame text:anchor-type="paragraph" draw:z-index="88" draw:name="Фигура3_3" draw:style-name="gr13" draw:text-style-name="P200" svg:width="0.449cm" svg:height="0.512cm" svg:x="0.076cm" svg:y="0.115cm"><draw:text-box><text:p text:style-name="P199"><text:span text:style-name="T141">l</text:span><text:span text:style-name="T141"> </text:span></text:p></draw:text-box></draw:frame><draw:line text:anchor-type="paragraph" draw:z-index="91" draw:name="Фигура4_25" draw:style-name="gr5" draw:text-style-name="P190" svg:x1="-0.64cm" svg:y1="0.778cm" svg:x2="-0.629cm" svg:y2="0.436cm"><text:p/></draw:line><draw:line text:anchor-type="paragraph" draw:z-index="101" draw:name="Фигура9_12" draw:style-name="gr8" draw:text-style-name="P195" svg:x1="15.208cm" svg:y1="0.309cm" svg:x2="18.685cm" svg:y2="0.337cm"><text:p/></draw:line><draw:line text:anchor-type="paragraph" draw:z-index="102" draw:name="Фигура4_28" draw:style-name="gr5" draw:text-style-name="P192" svg:x1="15.208cm" svg:y1="0.309cm" svg:x2="15.208cm" svg:y2="0.819cm"><text:p/></draw:line><draw:line text:anchor-type="paragraph" draw:z-index="100" draw:name="Фигура9_11" draw:style-name="gr8" draw:text-style-name="P195" svg:x1="18.685cm" svg:y1="0.951cm" svg:x2="18.685cm" svg:y2="0.337cm"><text:p/></draw:line></text:p>
      <text:p text:style-name="P27"><draw:g text:anchor-type="paragraph" draw:z-index="94" draw:style-name="gr2"><draw:custom-shape draw:name="Фигура2" draw:style-name="gr4" draw:text-style-name="P189" svg:width="0.133cm" svg:height="0.133cm" svg:x="14.159cm" svg:y="0.411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draw:line draw:name="Фигура16" draw:style-name="gr10" draw:text-style-name="P195" svg:x1="14.038cm" svg:y1="0.356cm" svg:x2="14.428cm" svg:y2="0.356cm"><text:p/></draw:line><draw:line draw:name="Фигура16_0" draw:style-name="gr10" draw:text-style-name="P195" svg:x1="14.034cm" svg:y1="0.589cm" svg:x2="14.424cm" svg:y2="0.589cm"><text:p/></draw:line></draw:g><draw:frame text:anchor-type="paragraph" draw:z-index="44" draw:name="Фигура13" draw:style-name="gr12" draw:text-style-name="P206" svg:width="6.836cm" svg:height="1.098cm" svg:x="5.976cm" svg:y="0.34cm"><draw:text-box><text:p text:style-name="P205"><text:span text:style-name="T145">Есл</text:span><text:span text:style-name="T145">и </text:span><text:span text:style-name="T145">дел</text:span><text:span text:style-name="T145">ите</text:span><text:span text:style-name="T145">ль </text:span><text:span text:style-name="T145">уме</text:span><text:span text:style-name="T145">сти</text:span><text:span text:style-name="T145">лся </text:span><text:span text:style-name="T145">в </text:span><text:span text:style-name="T145">дел</text:span><text:span text:style-name="T145">им</text:span><text:span text:style-name="T145">ом,</text:span></text:p><text:p text:style-name="P205"><text:span text:style-name="T145">сно</text:span><text:span text:style-name="T145">ва </text:span><text:span text:style-name="T145">коп</text:span><text:span text:style-name="T145">иру</text:span><text:span text:style-name="T145">ем </text:span><text:span text:style-name="T145">дел</text:span><text:span text:style-name="T145">ите</text:span><text:span text:style-name="T145">ль </text:span><text:span text:style-name="T145">и </text:span><text:span text:style-name="T145">уве</text:span><text:span text:style-name="T145">лич</text:span><text:span text:style-name="T145">ива</text:span><text:span text:style-name="T145">ем </text:span><text:span text:style-name="T145">час</text:span><text:span text:style-name="T145">тно</text:span><text:span text:style-name="T145">е </text:span><text:span text:style-name="T145">на </text:span><text:span text:style-name="T145">1</text:span></text:p></draw:text-box></draw:frame><draw:line text:anchor-type="paragraph" draw:z-index="56" draw:name="Фигура9_2" draw:style-name="gr8" draw:text-style-name="P195" svg:x1="12.988cm" svg:y1="1.503cm" svg:x2="12.988cm" svg:y2="0.282cm"><text:p/></draw:line><draw:line text:anchor-type="paragraph" draw:z-index="89" draw:name="Фигура9_8" draw:style-name="gr8" draw:text-style-name="P195" svg:x1="0.168cm" svg:y1="0.291cm" svg:x2="0.168cm" svg:y2="0.009cm"><text:p/></draw:line><draw:line text:anchor-type="paragraph" draw:z-index="90" draw:name="Фигура9_9" draw:style-name="gr8" draw:text-style-name="P195" svg:x1="-0.63cm" svg:y1="0.291cm" svg:x2="0.167cm" svg:y2="0.291cm"><text:p/></draw:line><draw:frame text:anchor-type="paragraph" draw:z-index="96" draw:name="Фигура8_13" draw:style-name="gr6" draw:text-style-name="P191" svg:width="0.632cm" svg:height="0.56cm" svg:x="15.053cm" svg:y="0.208cm"><draw:text-box><text:p><text:span text:style-name="T131">L</text:span><text:span text:style-name="T132">3</text:span><text:span text:style-name="T140">r</text:span></text:p></draw:text-box></draw:frame><draw:line text:anchor-type="paragraph" draw:z-index="97" draw:name="Фигура4_27" draw:style-name="gr5" draw:text-style-name="P190" svg:x1="15.685cm" svg:y1="0.448cm" svg:x2="16.223cm" svg:y2="0.448cm"><text:p/></draw:line><draw:frame text:anchor-type="paragraph" draw:z-index="98" draw:name="Фигура8_14" draw:style-name="gr9" draw:text-style-name="P191" svg:width="2.214cm" svg:height="0.535cm" svg:x="16.321cm" svg:y="0.164cm"><draw:text-box><text:p><text:span text:style-name="T137">λ </text:span><text:span text:style-name="T138">R </text:span><text:span text:style-name="T139">4 </text:span><text:span text:style-name="T138">"|</text:span><text:span text:style-name="T138">"L</text:span><text:span text:style-name="T139">4 <text:s/></text:span><text:span text:style-name="T138">"|</text:span><text:span text:style-name="T138">"</text:span></text:p></draw:text-box></draw:frame><draw:line text:anchor-type="paragraph" draw:z-index="99" draw:name="Фигура9_10" draw:style-name="gr8" draw:text-style-name="P195" svg:x1="18.344cm" svg:y1="0.464cm" svg:x2="18.684cm" svg:y2="0.464cm"><text:p/></draw:line><draw:frame text:anchor-type="paragraph" draw:z-index="108" draw:name="Фигура5_16" draw:style-name="gr1" draw:text-style-name="P187" svg:width="0.306cm" svg:height="0.408cm" svg:x="15.813cm" svg:y="0.041cm"><draw:text-box draw:corner-radius="8.162cm"><text:p><text:span text:style-name="T130">|</text:span></text:p></draw:text-box></draw:frame></text:p>
      <text:p text:style-name="P27"><draw:line text:anchor-type="paragraph" draw:z-index="95" draw:name="Фигура4_26" draw:style-name="gr5" draw:text-style-name="P190" svg:x1="14.467cm" svg:y1="0.012cm" svg:x2="15.005cm" svg:y2="0.012cm"><text:p/></draw:line><draw:line text:anchor-type="paragraph" draw:z-index="104" draw:name="Фигура4_29" draw:style-name="gr5" draw:text-style-name="P192" svg:x1="15.191cm" svg:y1="0.145cm" svg:x2="15.644cm" svg:y2="0.808cm"><text:p/></draw:line><draw:frame text:anchor-type="paragraph" draw:z-index="109" draw:name="Фигура5_17" draw:style-name="gr1" draw:text-style-name="P187" svg:width="0.408cm" svg:height="0.408cm" svg:x="15.399cm" svg:y="0.145cm"><draw:text-box><text:p><text:span text:style-name="T129">λ</text:span></text:p></draw:text-box></draw:frame></text:p>
      <text:p text:style-name="P27"><draw:g text:anchor-type="paragraph" draw:z-index="107" draw:style-name="gr2"><draw:custom-shape draw:name="Фигура2_1" draw:style-name="gr3" draw:text-style-name="P188" svg:width="0.278cm" svg:height="0.253cm" svg:x="16.701cm" svg:y="0.242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draw:custom-shape draw:name="Фигура2_0" draw:style-name="gr4" draw:text-style-name="P189" svg:width="0.133cm" svg:height="0.133cm" svg:x="16.775cm" svg:y="0.302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/draw:g><draw:frame text:anchor-type="paragraph" draw:z-index="105" draw:name="Фигура8_15" draw:style-name="gr6" draw:text-style-name="P191" svg:width="0.632cm" svg:height="0.56cm" svg:x="15.644cm" svg:y="0.086cm"><draw:text-box><text:p><text:span text:style-name="T131">R </text:span><text:span text:style-name="T132">3</text:span></text:p></draw:text-box></draw:frame><draw:line text:anchor-type="paragraph" draw:z-index="106" draw:name="Фигура4_30" draw:style-name="gr5" draw:text-style-name="P190" svg:x1="16.178cm" svg:y1="0.381cm" svg:x2="16.652cm" svg:y2="0.381cm"><text:p/></draw:line></text:p>
      <text:p text:style-name="P179"><draw:line text:anchor-type="paragraph" draw:z-index="57" draw:name="Фигура9_3" draw:style-name="gr8" draw:text-style-name="P201" svg:x1="6.08cm" svg:y1="0.064cm" svg:x2="12.987cm" svg:y2="0.064cm"><text:p/></draw:line>–-––––––––-––––––––-––––––––-––––––––-––––––––-––––––––-––––––––-––––––––-––––––––-</text:p>
      <text:p text:style-name="P184">Сложность зависит от соотношения делителя и делимого, т.к. основная операция – это вычитание. Чем больше раз делитель умещает в себе частное, тем больше раз будет происходить это самое вычитание. <text:span text:style-name="T128">Думаю в среднем сложность O(log(n)).</text:span></text:p>
      <text:p text:style-name="P184"/>
      <text:p text:style-name="P177">Тесты: <text:span text:style-name="T12">входное <text:s/></text:span><text:span text:style-name="T32">||||| ||||</text:span> <text:s/>– <text:s/><text:span text:style-name="T13">выходное </text:span><text:span text:style-name="T32">||</text:span></text:p>
      <text:p text:style-name="P177"><text:tab/><text:span text:style-name="T12">входное <text:s/></text:span><text:span text:style-name="T32">||||||||| |||</text:span> <text:s/>– <text:s/><text:span text:style-name="T13">выходное </text:span><text:span text:style-name="T32">|||||</text:span></text:p>
      <text:p text:style-name="P177"><text:tab/><text:span text:style-name="T12">входное <text:s/></text:span><text:span text:style-name="T32">|||| |||||</text:span> <text:s/>– <text:s/><text:span text:style-name="T13">выходное </text:span><text:span text:style-name="T32">|<text:tab/></text:span></text:p>
      <text:p text:style-name="P177"><text:tab/><text:span text:style-name="T12">входное <text:s/></text:span><text:span text:style-name="T32">||| |</text:span> <text:s/>– <text:span text:style-name="T128">машина никогда не остановится</text:span></text:p>
      <text:p text:style-name="P177"><text:tab/></text:p>
      <text:p text:style-name="P186"/>
      <text:p text:style-name="P186"/>
      <text:p text:style-name="P15">Билет 4</text:p>
      <text:p text:style-name="P15"/>
      <text:p text:style-name="P27">Сложение троичных чисел на дт</text:p>
      <text:p text:style-name="P27"/>
      <text:p text:style-name="P27"/>
      <text:p text:style-name="P15">Билет 5</text:p>
      <text:p text:style-name="P15"/>
      <text:p text:style-name="P43">Вывести первые 500 (или 999) простых чисел</text:p>
      <text:p text:style-name="P43"/>
      <text:p text:style-name="P64">Программа составлена с применением алгоритма «Решето Эратосфена», который позволяет в списке целых чисел находить и «вычёркивать» все непростые числа без использования операции деления (применяется более простая операция сложения)</text:p>
      <text:p text:style-name="P39">–-––––––––-––––––––-––––––––-––––––––-––––––––-––––––––-––––––––-–––––––</text:p>
      <text:p text:style-name="P27">#include&lt;stdio.h&gt;</text:p>
      <text:p text:style-name="P27"><text:soft-page-break/>int main(){const int n=999; int mas[n];</text:p>
      <text:p text:style-name="P27"/>
      <text:p text:style-name="P27">for(int i=2; i&lt;n; i++) mas[i]=1; <text:s text:c="6"/>/<text:span text:style-name="T116">/ заполняем массив единицами (маркерами того что число простое)</text:span></text:p>
      <text:p text:style-name="P31"><text:s text:c="24"/><text:tab/><text:tab/> <text:s/><text:tab/><text:span text:style-name="T118">// </text:span><text:span text:style-name="T119">вначале</text:span><text:span text:style-name="T118"> каждому индексу массива (числам от 0 до n) соответствует единица</text:span></text:p>
      <text:p text:style-name="P27">mas[0]=mas[1]=0;<text:tab/><text:tab/> <text:s text:c="5"/><text:span text:style-name="T118">// в инете написано, что 0 и 1 - это непростые числа, поэтому зануляем их маркеры</text:span></text:p>
      <text:p text:style-name="P27">for(int a=2; a&lt;n/2; a++) <text:s text:c="2"/><text:tab/><text:tab/><text:span text:style-name="T120">// берем очередное число, например 3</text:span></text:p>
      <text:p text:style-name="P30"><text:s text:c="3"/>for(int <text:span text:style-name="T124">p=a*a</text:span><text:span text:style-name="T123">;</text:span> p&lt;n; p+=a)<text:span text:style-name="T6">{</text:span> <text:s text:c="2"/><text:span text:style-name="T121">// 3+3=6, значит 3*2=6, значит 6 кратно 3, значит 6 непростое; 3+3+3=9, значит 9 непростое и тд</text:span></text:p>
      <text:p text:style-name="P27"><text:s text:c="3"/><text:tab/> <text:s/>mas[p]=0;<text:span text:style-name="T6">}</text:span> <text:tab/><text:tab/> <text:s text:c="3"/><text:span text:style-name="T116">// зануляем маркеры всех полученных непростых чисел</text:span></text:p>
      <text:p text:style-name="P27"><text:s text:c="14"/></text:p>
      <text:p text:style-name="P27">for(int i=2; i&lt;n; i++) </text:p>
      <text:p text:style-name="P27"><text:s text:c="2"/>if(mas[i]) printf("%d\n", i); // ну а тут тупо выво<text:span text:style-name="T7">дим</text:span> этот список</text:p>
      <text:p text:style-name="P27">return 0;}</text:p>
      <text:p text:style-name="P35"/>
      <text:p text:style-name="P185">Пояснения того, что было бы мне непонятно (без математических доказательств):</text:p>
      <text:p text:style-name="P180"/>
      <text:p text:style-name="P175">Почему изначально <text:span text:style-name="T117">в цикле for в 8-ой строке </text:span><text:span text:style-name="T122">(там еще цветом выделено)</text:span> p=a*a? Ну если бы мы сделали p равным a, где а проходит по всем числам от 2 до n, то банально исключили бы вообще все числа. </text:p>
      <text:p text:style-name="P29"/>
      <text:p text:style-name="P29"><text:span text:style-name="T5">Следовательно</text:span> логично рассматривать что-то больше чем а. Но простое прибавление чисел типа +1 или +2 <text:s/>и тд ничего не меняет. </text:p>
      <text:p text:style-name="P29"/>
      <text:p text:style-name="P29">Тогда может стоит сразу умножить на 2? Но a*2=2*а, то есть 2 сложенное а раз, но все суммы двойки меньше чем n мы уже рассмотрели. Та же история с <text:span text:style-name="T6">a*</text:span>3, <text:span text:style-name="T6">a*</text:span> 4, <text:span text:style-name="T6">a*</text:span>5 и тд. </text:p>
      <text:p text:style-name="P29"/>
      <text:p text:style-name="P29">А вот a*a мы еще не трогали, поэтому начнем с него.</text:p>
      <text:p text:style-name="P35">–-––––––––-––––––––-––––––––-––––––––-––––––––-––––––––-––––––––-–––––––</text:p>
      <text:p text:style-name="P42"><text:span text:style-name="T8">В</text:span> интернете пишут <text:span text:style-name="T8">сложность</text:span> O(n*log(log n)<text:span text:style-name="T125">)</text:span></text:p>
      <text:p text:style-name="P42"/>
      <text:p text:style-name="P51"><text:span text:style-name="T37">Тесты: </text:span><text:span text:style-name="T12">входное: нет</text:span> – <text:s/><text:span text:style-name="T12">выходное: 2 3 5 7 11 13 17 19 23 29 31 37 … 491 499 503 … 983 991 997</text:span></text:p>
      <text:p text:style-name="P54"><text:tab/><text:tab/><text:tab/> ну сидеть выписывать 1<text:span text:style-name="T80">68</text:span> простых чисел на экзамене это прикол</text:p>
      <text:p text:style-name="P16">Билет 6</text:p>
      <text:p text:style-name="P16"/>
      <text:p text:style-name="P43">Обратный код 16-ричного числа (НАМ)</text:p>
      <text:p text:style-name="P43"/>
      <text:p text:style-name="P5"><text:span text:style-name="T45">Программа представляет из себя описание п</text:span>росто<text:span text:style-name="T45">го</text:span> алгоритм<text:span text:style-name="T45">а</text:span> <text:span text:style-name="T43">шифрования</text:span><draw:frame draw:style-name="fr1" draw:name="Объект5" text:anchor-type="as-char" svg:y="-0.377cm" svg:width="2.267cm" svg:height="0.531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42">, где </text:span><draw:frame draw:style-name="fr1" draw:name="Объект6" text:anchor-type="as-char" svg:y="-0.377cm" svg:width="0.783cm" svg:height="0.531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– <text:span text:style-name="T45">алфавит из 16-ичных цифр, но каждых m-тый знак шифруется (m-1)-ым знаком того же алфавита. Так как множества знаков обоих алфавитов пересекаются, а алгоритмическая модель Маркова подразумевает непосредственный доступ к разным частям </text:span><text:span text:style-name="T46">рассматриваемого</text:span><text:span text:style-name="T45"> слова, </text:span><text:span text:style-name="T46">необходимо применение маркера «*». Здесь маркер применяется, <text:s/>чтобы последовательно выделять и заменять пока незакодированные знаки, не путая их с уже закодированными. Маркер не позволяет алгоритму зациклиться.</text:span></text:p>
      <text:p text:style-name="P35">–-––––––––</text:p>
      <text:p text:style-name="P43">*0-&gt;F*</text:p>
      <text:p text:style-name="P43">*1-&gt;E*</text:p>
      <text:p text:style-name="P43">*2-&gt;D*</text:p>
      <text:p text:style-name="P43">*3-&gt;C*</text:p>
      <text:p text:style-name="P43">*4-&gt;B*</text:p>
      <text:p text:style-name="P43">*5-&gt;A*</text:p>
      <text:p text:style-name="P43">*6-&gt;9*</text:p>
      <text:p text:style-name="P43">*7-&gt;8*</text:p>
      <text:p text:style-name="P43">*8-&gt;7*</text:p>
      <text:p text:style-name="P43"><text:soft-page-break/>*9-&gt;6*</text:p>
      <text:p text:style-name="P43">*A-&gt;5*</text:p>
      <text:p text:style-name="P43">*B-&gt;4*</text:p>
      <text:p text:style-name="P43">*C-&gt;3*</text:p>
      <text:p text:style-name="P43">*D-&gt;2*</text:p>
      <text:p text:style-name="P43">*E-&gt;1*</text:p>
      <text:p text:style-name="P43">*F-&gt;0*</text:p>
      <text:p text:style-name="P43">*-&gt;.</text:p>
      <text:p text:style-name="P43">→*</text:p>
      <text:p text:style-name="P35">–-––––––</text:p>
      <text:p text:style-name="P43">Сложность O(n) по идее</text:p>
      <text:p text:style-name="P51">Тесты: <text:s/><text:span text:style-name="T12">входное FABC1958</text:span> <text:s/>– <text:s/><text:span text:style-name="T12">выходное 0543E6A7</text:span></text:p>
      <text:p text:style-name="P43"/>
      <text:p text:style-name="P17">Билет 7</text:p>
      <text:p text:style-name="P43"/>
      <text:p text:style-name="P46">Генерация таблицы с кодом ASCII на <text:span text:style-name="T82">Си</text:span></text:p>
      <text:p text:style-name="P46"/>
      <text:p text:style-name="P65">Программа представляет из себя цикл с счетчиком, который проходит по значениям от 0 до 127, то есть по численными значениям, совпадающим с кодом ASCII (American Standard Code for Information Interchange), который содержит … . При помощи функции printf() каждое из значений вышеупомянутой переменной-счетчика выводится одновременно как целое число и как символ, <text:span text:style-name="T47">что позволяет установить соответствие между числовым значением кода и символьным.</text:span></text:p>
      <text:p text:style-name="P36">–-––––––––-––––––––-––––––––-––––––––-––––––––-––––––––-––––––––-–––––––</text:p>
      <text:p text:style-name="P44">#include&lt;stdio.h&gt;</text:p>
      <text:p text:style-name="P44">int main(){</text:p>
      <text:p text:style-name="P44">for(int i=0; i&lt;128; i++){</text:p>
      <text:p text:style-name="P44">printf("%d: ",i); <text:s/>// код символа выводится через %i</text:p>
      <text:p text:style-name="P44">printf("%c\n",i); <text:s/>// сам символ выводится через %d<text:span text:style-name="T47">}</text:span></text:p>
      <text:p text:style-name="P44">return 0;}</text:p>
      <text:p text:style-name="P36">–-––––––––-––––––––-––––––––-––––––––-––––––––-––––––––-––––––––-–––––––</text:p>
      <text:p text:style-name="P53">Сложность</text:p>
      <text:p text:style-name="P46">Если <text:span text:style-name="T9">говорить что сложность зависит от </text:span><text:span text:style-name="T35">величины таблицы кодов, то время линейное O(n)</text:span></text:p>
      <text:p text:style-name="P53">Но по сути таблица не менялась с 1966 года. <text:span text:style-name="T36">У</text:span>же <text:span text:style-name="T36">56 лет время постоянное O(</text:span><text:span text:style-name="T41">1</text:span><text:span text:style-name="T36">)</text:span></text:p>
      <text:p text:style-name="P53"/>
      <text:p text:style-name="P55">Тесты: <text:s/>тут хз че писать, 33 символа – непечатаемые, 10 цифр, 56 букв и 29 знаков типа точек решеток процентов и тд.</text:p>
      <text:p text:style-name="P55"/>
      <text:p text:style-name="P55"/>
      <text:p text:style-name="P66">Реверс <text:span text:style-name="T38">числа на </text:span><text:span text:style-name="T82">Си</text:span></text:p>
      <text:p text:style-name="P66"/>
      <text:p text:style-name="P63">Алгоритм <text:span text:style-name="T44">включает в себя </text:span><text:span text:style-name="T47">п</text:span><text:span text:style-name="T44">оследовательное отделение цифр от введенного «старого» числа и запись этих цифр в обратном порядке (реверсе введенного числа), которые производится при помощи арифметических операций деления с остатком, сложения и умножения.</text:span></text:p>
      <text:p text:style-name="P37">–-––––––––-––––––––-––––––––-––––––– </text:p>
      <text:p text:style-name="P32">#include&lt;stdio.h&gt;</text:p>
      <text:p text:style-name="P32">int main(){int num, rev=0;</text:p>
      <text:p text:style-name="P32"><text:s text:c="2"/>scanf("%d", &amp;num);</text:p>
      <text:p text:style-name="P32"/>
      <text:p text:style-name="P33"><text:s text:c="2"/>while(num&gt;0){ <text:s/><text:tab/> <text:s text:c="9"/>// <text:span text:style-name="T38">цикл реверса числа</text:span></text:p>
      <text:p text:style-name="P33"><text:s text:c="6"/>rev=rev*10+num%10; <text:s text:c="2"/>//<text:span text:style-name="T40">отделение младшего разряда числа и приписывание к реверсу</text:span></text:p>
      <text:p text:style-name="P33"><text:s text:c="6"/>num/=10;}<text:tab/><text:tab/> <text:s text:c="8"/>// <text:span text:style-name="T40">стирание младшего разряда оставшегося числа</text:span></text:p>
      <text:p text:style-name="P32"><text:soft-page-break/></text:p>
      <text:p text:style-name="P56">printf(<text:span text:style-name="T39">"%</text:span>d<text:span text:style-name="T39">", </text:span>rev);</text:p>
      <text:p text:style-name="P56">return 0;}</text:p>
      <text:p text:style-name="P37">–-––––––––-––––––––-––––––––-––––––– </text:p>
      <text:p text:style-name="P57">Сложность линейная O(n)</text:p>
      <text:p text:style-name="P52">Тесты: <text:s/><text:span text:style-name="T12">входное </text:span><text:span text:style-name="T16">124</text:span> – <text:s text:c="2"/><text:span text:style-name="T12">выходное </text:span><text:span text:style-name="T16">421</text:span></text:p>
      <text:p text:style-name="P55"/>
      <text:p text:style-name="P55"/>
      <text:p text:style-name="P18">Билет <text:span text:style-name="T37">8</text:span></text:p>
      <text:p text:style-name="P45"/>
      <text:p text:style-name="P59">Поразрядная конъюнкция двоичных слов на ДТ</text:p>
      <text:p text:style-name="P59"/>
      <text:p text:style-name="P19">Билет 9</text:p>
      <text:p text:style-name="P19"/>
      <text:p text:style-name="P59">НАМ для проверки двоичного числа на лексикографическое упорядочивание</text:p>
      <text:p text:style-name="P59"/>
      <text:p text:style-name="P69">Входное слово: два числа разделенные знаком «#»</text:p>
      <text:p text:style-name="P69"/>
      <text:p text:style-name="P67"><text:span text:style-name="T76">Алгоритм</text:span> сводится к 3 пунктам:</text:p>
      <text:p text:style-name="P67">1. <text:span text:style-name="T75">Взять входное слово в скобки {}, чтобы удобно было оценивать, какое из рассматриваемых слов длиннее.</text:span></text:p>
      <text:p text:style-name="P68">2. Проверить на лексикографическую упорядоченность отдельные цифры, рассматриваемых чисел (если занумеровать цифры каждого из чисел слева направо, то n-ая цифра из левого числа должна быть меньше или равна n-ой цифре правого числа)</text:p>
      <text:p text:style-name="P68">3.Сравнить длину (количество разрядов) каждого из чисел. Для лексикографической упорядоченности чисел, необходимо чтобы длина левого числа была не больше правого.</text:p>
      <text:p text:style-name="P87">Выходное слово равно "И", если порядок соблюден, "Л" – если не соблюден.</text:p>
      <text:p text:style-name="P38">–-––––––––-––––––––-––––––––-––––––––-––––––––-––––––––-––––––––-––––––– </text:p>
      <text:p text:style-name="P59">{#}-&gt;.И</text:p>
      <text:p text:style-name="P59">A#}-&gt;Л<text:tab/>//<text:span text:style-name="T78">8. <text:s/>если ошибок не найдено, то сравнивается длина слов просто стиранием</text:span></text:p>
      <text:p text:style-name="P59">{#A-&gt;И</text:p>
      <text:p text:style-name="P59">И}-&gt;.И</text:p>
      <text:p text:style-name="P59">{Л-&gt;.Л<text:tab/>//<text:span text:style-name="T78">9. Стираем остатки слов и </text:span><text:span text:style-name="T79">применяем терминальное правило</text:span></text:p>
      <text:p text:style-name="P59">AЛ-&gt;Л<text:tab/>// <text:span text:style-name="T79">КОНЕЦ</text:span></text:p>
      <text:p text:style-name="P59">ИА-&gt;A</text:p>
      <text:p text:style-name="P59"/>
      <text:p text:style-name="P59">{!}-&gt;.Л</text:p>
      <text:p text:style-name="P59">A!}-&gt;Л<text:tab/>//<text:span text:style-name="T78">7. сравниваем длину слов и получаем окончательный ответ</text:span></text:p>
      <text:p text:style-name="P59">{!A→И<text:tab/>// <text:span text:style-name="T78">в случае когда найдены ошибки</text:span></text:p>
      <text:p text:style-name="P59"/>
      <text:p text:style-name="P59">A!B-&gt;!<text:tab/>//<text:span text:style-name="T78">6. «!» - пока еще не ответ (если левое слово короче, то порядок соблюден) </text:span></text:p>
      <text:p text:style-name="P59">&gt;1#0-&gt;!<text:tab/>// <text:span text:style-name="T78">5. если левая цифра больше правой помечаем что найдена ошибка «!»</text:span></text:p>
      <text:p text:style-name="P59">&gt;1#1-&gt;#<text:tab/></text:p>
      <text:p text:style-name="P59">&gt;0#1-&gt;#<text:tab/>//<text:span text:style-name="T78">4. если левая цифра не больше правой, то стираем обе цифры</text:span></text:p>
      <text:p text:style-name="P59">&gt;0#0-&gt;#</text:p>
      <text:p text:style-name="P59"/>
      <text:p text:style-name="P59">*A-&gt;A* <text:s text:c="4"/>// <text:s/><text:span text:style-name="T78">2. з</text:span><text:span text:style-name="T77">десь берем входное слово в скобки</text:span></text:p>
      <text:p text:style-name="P59">*-&gt;}</text:p>
      <text:p text:style-name="P59"/>
      <text:p text:style-name="P59">&gt;AB-&gt;B&gt;A <text:s text:c="5"/>// <text:span text:style-name="T78">3. </text:span><text:span text:style-name="T77">после взятия слова в скобки хватаем первую цифру левого числа</text:span></text:p>
      <text:p text:style-name="P59">{A→{&gt;A <text:tab/> // <text:span text:style-name="T77">и тащим ее сравнивать с первой цифрой правого числа</text:span></text:p>
      <text:p text:style-name="P59"/>
      <text:p text:style-name="P59"><text:soft-page-break/>-&gt;{* <text:tab/><text:tab/>// <text:span text:style-name="T78">1. НАЧАЛО</text:span></text:p>
      <text:p text:style-name="P38">–-––––––––-––––––––-––––––––-––––––––-––––––––-––––––––-––––––––-––––––– </text:p>
      <text:p text:style-name="P183">Сложность? <text:span text:style-name="T74">Сложность зависит от того в каком моменте проверки нам встретится ошибка. Если слова действительно упорядоченны сложность будет где-то O(n).</text:span></text:p>
      <text:p text:style-name="P59"/>
      <text:p text:style-name="P60">Тесты: <text:span text:style-name="T12">входное 10#1</text:span><text:span text:style-name="T17">1</text:span><text:tab/><text:span text:style-name="T12">выходное </text:span><text:span text:style-name="T17">И</text:span></text:p>
      <text:p text:style-name="P62"><text:tab/> <text:span text:style-name="T12">входное 10</text:span><text:span text:style-name="T17">1</text:span><text:span text:style-name="T12">#100</text:span> <text:tab/><text:span text:style-name="T12">выходное </text:span><text:span text:style-name="T17">Л</text:span></text:p>
      <text:p text:style-name="P61"><text:tab/> <text:span text:style-name="T12">входное 1</text:span><text:span text:style-name="T17">011</text:span><text:span text:style-name="T12">#1</text:span><text:span text:style-name="T17">011</text:span> <text:tab/><text:span text:style-name="T12">выходное </text:span><text:span text:style-name="T17">И</text:span></text:p>
      <text:p text:style-name="P24"/>
      <text:p text:style-name="P61"><text:tab/> <text:span text:style-name="T12">входное 100#10</text:span> <text:tab/><text:span text:style-name="T12">выходное </text:span><text:span text:style-name="T17">Л</text:span></text:p>
      <text:p text:style-name="P61"><text:tab/> <text:span text:style-name="T12">входное 10#100</text:span> <text:tab/><text:span text:style-name="T12">выходное </text:span><text:span text:style-name="T17">И</text:span></text:p>
      <text:p text:style-name="P61"><text:tab/> <text:span text:style-name="T12">входное 100#100</text:span> <text:tab/><text:span text:style-name="T12">выходное </text:span><text:span text:style-name="T17">И</text:span></text:p>
      <text:p text:style-name="P24"/>
      <text:p text:style-name="P62"><text:tab/> <text:span text:style-name="T12">входное 1</text:span><text:span text:style-name="T17">1</text:span><text:span text:style-name="T12">#0</text:span> <text:tab/><text:span text:style-name="T12">выходное </text:span><text:span text:style-name="T17">Л</text:span></text:p>
      <text:p text:style-name="P62"><text:tab/> <text:span text:style-name="T12">входное 10</text:span><text:span text:style-name="T17">1</text:span><text:span text:style-name="T12">#100</text:span> <text:tab/><text:span text:style-name="T12">выходное </text:span><text:span text:style-name="T17">Л</text:span></text:p>
      <text:p text:style-name="P62"><text:tab/> <text:span text:style-name="T12">входное 1</text:span><text:span text:style-name="T17">1</text:span><text:span text:style-name="T12">#10</text:span><text:span text:style-name="T18">1</text:span> <text:tab/><text:span text:style-name="T12">выходное </text:span><text:span text:style-name="T18">И</text:span></text:p>
      <text:p text:style-name="P19"/>
      <text:p text:style-name="P19"/>
      <text:p text:style-name="P70">Лексикографический порядок букв в слове на НАМ (было у 108, 106 и 111 группы судя по таблице)</text:p>
      <text:p text:style-name="P70"/>
      <text:p text:style-name="P71">Как писать прогу я хз, может я тупой, но вроде как для того чтобы что-то можно было сравнивать нужно иметь хотя бы алфавит. </text:p>
      <text:p text:style-name="P71">В теории достаточно ввести звездочку, чтобы двигать ее влево сравнивать каждые 2 соседние буквы.</text:p>
      <text:p text:style-name="P71">Сложность такого временная сложность алгоритма О(n), пространственная (хотя я на деле не знаю как она определяется) возможно О(n<text:span text:style-name="T48">2</text:span>) ибо каждый знак алфавита нужно сравнить с каждым символом алфавита, то есть минимум на алфавит из n <text:span text:style-name="T80">знаков будет приходиться n</text:span><text:span text:style-name="T49">2 <text:s/></text:span><text:span text:style-name="T52">правил.</text:span></text:p>
      <text:p text:style-name="P91"/>
      <text:p text:style-name="P91"/>
      <text:p text:style-name="P20"><text:span text:style-name="T52">Б</text:span><text:span text:style-name="T51">илет 10</text:span></text:p>
      <text:p text:style-name="P156"/>
      <text:p text:style-name="P97">Проверка делимости на ДТ</text:p>
      <text:p text:style-name="P97"/>
      <text:p text:style-name="P156">Билет 11</text:p>
      <text:p text:style-name="P97"/>
      <text:p text:style-name="P72"><text:span text:style-name="T51">НАМ, умножение двух чисел в натуральной </text:span><text:span text:style-name="T53">сс</text:span></text:p>
      <text:p text:style-name="P91"/>
      <text:p text:style-name="P73"><text:span text:style-name="T52">В</text:span><text:span text:style-name="T51">ходное слово – два числа в натуральной сс, разделенные знаком «*».</text:span></text:p>
      <text:p text:style-name="P91"/>
      <text:p text:style-name="P73"><text:span text:style-name="T68">В процессе выполнения алгоритма </text:span><text:span text:style-name="T69">сначала </text:span><text:span text:style-name="T68">мы </text:span><text:span text:style-name="T69">приписываем к каждой единице второго множителя все единицы первого, а затем стираем единицы второго множителя</text:span><text:span text:style-name="T54">. Алгоритм не использует терминальных правил.</text:span></text:p>
      <text:p text:style-name="P98"/>
      <text:p text:style-name="P99">Сначала мы превращаем каждую единицу первого множителя в букву d, таким образом мы имеем столько букв d, сколько было единиц в первом множителе.</text:p>
      <text:p text:style-name="P99">Затем все полученные буквы d гоним через единицы второго множителя к правому краю входного слова.</text:p>
      <text:p text:style-name="P74"><text:span text:style-name="T51">Если представить второй множитель в виде сита или фильтра, то буквы d через него спокойно проходят, но у каждой из единиц оставляют осадок в виде буквы m, таким образом </text:span><text:soft-page-break/><text:span text:style-name="T55">у каждой единицы второго множителя скапливается столько букв m, сколько было <text:s/>единиц в первом множителе, а это значит, что в сумме это число равно искомому произведению.</text:span></text:p>
      <text:p text:style-name="P75"><text:span text:style-name="T55">О</text:span><text:span text:style-name="T51">стается только стереть лишние единицы и превратить m в «|».</text:span></text:p>
      <text:p text:style-name="P92">–-––––––––-––––––––-–––</text:p>
      <text:p text:style-name="P91">|*-&gt;*d</text:p>
      <text:p text:style-name="P91">d|-&gt;|md</text:p>
      <text:p text:style-name="P91">dm-&gt;md</text:p>
      <text:p text:style-name="P91"/>
      <text:p text:style-name="P91">d-&gt;</text:p>
      <text:p text:style-name="P91">*-&gt;e</text:p>
      <text:p text:style-name="P91">e|-&gt;e</text:p>
      <text:p text:style-name="P91">em-&gt;|e</text:p>
      <text:p text:style-name="P91">e-&gt;</text:p>
      <text:p text:style-name="P92">–-––––––––-––––––––-–––</text:p>
      <text:p text:style-name="P75"><text:span text:style-name="T52">С</text:span><text:span text:style-name="T51">ложность может колебаться от О(n) до O(n</text:span><text:span text:style-name="T48">2</text:span><text:span text:style-name="T51">), в зависимости от распределения единиц в множителях.</text:span></text:p>
      <text:p text:style-name="P75"><text:span text:style-name="T51">Тесты: </text:span><text:span text:style-name="T58">входное </text:span><text:span text:style-name="T57">|||*||</text:span><text:span text:style-name="T56"> <text:tab/></text:span><text:span text:style-name="T58">выходное </text:span><text:span text:style-name="T57">||||||</text:span></text:p>
      <text:p text:style-name="P75"><text:span text:style-name="T51"><text:tab/> </text:span><text:span text:style-name="T58">входное </text:span><text:span text:style-name="T57">|*||</text:span><text:span text:style-name="T56"><text:tab/></text:span><text:span text:style-name="T58">выходное </text:span><text:span text:style-name="T57">|| </text:span></text:p>
      <text:p text:style-name="P75"><text:span text:style-name="T51"><text:tab/> </text:span><text:span text:style-name="T58">входное </text:span><text:span text:style-name="T57">|*</text:span><text:span text:style-name="T56"> <text:tab/></text:span><text:span text:style-name="T58">выходное <text:s text:c="2"/></text:span></text:p>
      <text:p text:style-name="P90"><text:span text:style-name="T58"><text:s/>Б</text:span><text:span text:style-name="T57">илет 12 </text:span></text:p>
      <text:p text:style-name="P170"/>
      <text:p text:style-name="P149"><text:s/>Дифференцирование многочлена на Си</text:p>
      <text:p text:style-name="P149"/>
      <text:p text:style-name="P153">Требуется взять производную от многочлена. Пользуясь свойством "производная суммы равна сумме производных", рассматриваем каждый член многочлена отдельно.</text:p>
      <text:p text:style-name="P152">Алгоритм <text:span text:style-name="T83">состоит </text:span><text:span text:style-name="T84">из нескольких пунктов:</text:span></text:p>
      <text:p text:style-name="P154">1. Получение на вход значения максимальной степени в многочлене (она нужна для установления размера многочлена)</text:p>
      <text:p text:style-name="P154">2.Последовательное считывание коэффициентов при членах, начиная с <text:span text:style-name="T87">того, что обладает</text:span> наибольшей степенью</text:p>
      <text:p text:style-name="P154">3. Запись <text:span text:style-name="T85">полученных в результате дифференцирования коэффициентов </text:span>в созданный <text:span text:style-name="T85">заранее массив (индекс элемента массива соответствует пониженной в результате дифференцирования степени члена, а значение элемента равняется произведению введенной степени и введенного коэффициента при члене). Таким образом устанавливается соответствие между коэффициентами и степенями многочлена</text:span></text:p>
      <text:p text:style-name="P155">4. Вывод полученного в результате дифференцирования многочлена</text:p>
      <text:p text:style-name="P151">–-––––––––-––––––––-––––––––-––––––––-––––––––-––––––––-––––––––-–––––––</text:p>
      <text:p text:style-name="P149">#include&lt;stdio.h&gt;</text:p>
      <text:p text:style-name="P149">int main(){</text:p>
      <text:p text:style-name="P149">int *A, n, m;</text:p>
      <text:p text:style-name="P149"/>
      <text:p text:style-name="P149">printf("Введите макисмальную степень массива\n");</text:p>
      <text:p text:style-name="P150">scanf("%d", &amp;n);<text:tab/><text:tab/><text:tab/><text:tab/><text:tab/><text:tab/>//<text:span text:style-name="T85">считывание макс. степени</text:span></text:p>
      <text:p text:style-name="P149">A=new int [n];<text:tab/>//<text:span text:style-name="T86">в этот массив будет записан продифференцированный многочлен</text:span></text:p>
      <text:p text:style-name="P149"/>
      <text:p text:style-name="P149">printf("Введите коэффициенты начиная с членов больших степеней\n");</text:p>
      <text:p text:style-name="P149">for(int i=n; i&gt;=0; i--)<text:span text:style-name="T85">{<text:tab/>//</text:span><text:span text:style-name="T86">значение счетчика i соответствует степени очередного члена</text:span></text:p>
      <text:p text:style-name="P150"><text:s text:c="4"/>scanf("%d", &amp;m);<text:tab/><text:tab/>//<text:span text:style-name="T85">считывание коэффициентов </text:span><text:span text:style-name="T86">при члене</text:span><text:span text:style-name="T85"> </text:span><text:span text:style-name="T86">в переменную m</text:span></text:p>
      <text:p text:style-name="P150"><text:s text:c="4"/>A[i-1]=m*i;<text:tab/><text:tab/>// <text:span text:style-name="T86">взятие производной (индекс уменьшается, т. к. понижается степень)</text:span></text:p>
      <text:p text:style-name="P149"><text:s text:c="4"/>}</text:p>
      <text:p text:style-name="P149"/>
      <text:p text:style-name="P149">for(int i=n-1; i&gt;0; i--){<text:tab/>//<text:span text:style-name="T87">вывод полученной производной</text:span></text:p>
      <text:p text:style-name="P149"><text:soft-page-break/><text:s text:c="4"/>if(A[i])</text:p>
      <text:p text:style-name="P149"><text:s text:c="8"/>printf("%dx^%d", A[i], i);</text:p>
      <text:p text:style-name="P149"><text:s text:c="4"/>if(A[i-1]&gt;0)</text:p>
      <text:p text:style-name="P149"><text:s text:c="8"/>printf("+");}</text:p>
      <text:p text:style-name="P149">if(A[0]) printf("%d", A[0]);</text:p>
      <text:p text:style-name="P149">printf("\n");</text:p>
      <text:p text:style-name="P149"/>
      <text:p text:style-name="P149">return 0;}</text:p>
      <text:p text:style-name="P151">–-––––––––-––––––––-––––––––-––––––––-––––––––-––––––––-––––––––-–––––––</text:p>
      <text:p text:style-name="P126">Сложность О(n)</text:p>
      <text:p text:style-name="P126">Тесты: <text:span text:style-name="T12">входное <text:s/>4<text:tab/>7 -1 0 2 5</text:span><text:tab/><text:span text:style-name="T12">выходное 28x^3-3x^2+2</text:span></text:p>
      <text:p text:style-name="P126"/>
      <text:p text:style-name="P76"><text:span text:style-name="T58">Б</text:span><text:span text:style-name="T57">илет 13</text:span></text:p>
      <text:p text:style-name="P157"/>
      <text:p text:style-name="P100">Составить НАМ проверки палиндромии слова</text:p>
      <text:p text:style-name="P100"/>
      <text:p text:style-name="P127">Алгоритм состоит из <text:span text:style-name="T88">3</text:span>-<text:span text:style-name="T88">е</text:span>х пунктов:</text:p>
      <text:p text:style-name="P127">1.Заключение полученного на вход слова в скобки</text:p>
      <text:p text:style-name="P127">2.Сравнение <text:span text:style-name="T88">очередного </text:span>первого и <text:span text:style-name="T88">очередного </text:span>последнего знака <text:span text:style-name="T88">в слове путем перемещения первого знака по слову в конец и применения к ним правил сравнения</text:span></text:p>
      <text:p text:style-name="P128">3. Получение ответа и стирание стирание лишних знаков</text:p>
      <text:p text:style-name="P86">"true" – выходное слово, если входное слово является палиндромом</text:p>
      <text:p text:style-name="P129">"false" – выходное слово, если входное слово не является палиндромом</text:p>
      <text:p text:style-name="P96">–-––––––––-––––––––-––––-––––––––-––––––––-–––</text:p>
      <text:p text:style-name="P100">{false-&gt;.false<text:tab/><text:tab/><text:tab/>//<text:span text:style-name="T91">6. </text:span><text:span text:style-name="T90">ликвидация лишнего после получения ответа</text:span></text:p>
      <text:p text:style-name="P104">Afalse-&gt;false<text:tab/></text:p>
      <text:p text:style-name="P104">&gt;AA}-&gt;}<text:tab/>//<text:span text:style-name="T89">3. </text:span><text:span text:style-name="T90">если первая и последняя буква одинаковы, они просто ликвидируются </text:span><text:tab/></text:p>
      <text:p text:style-name="P102">&gt;AB}-&gt;false<text:tab/><text:tab/>//<text:span text:style-name="T90">5. если сравниваемые буквы не совпадают, =&gt; ответ false</text:span></text:p>
      <text:p text:style-name="P100">{&gt;A}-&gt;.true<text:tab/>// <text:span text:style-name="T90">4. если стерлось все слово или осталась одна средняя буква, =&gt; ответ true</text:span></text:p>
      <text:p text:style-name="P100">{}-&gt;.true</text:p>
      <text:p text:style-name="P100"/>
      <text:p text:style-name="P103">*A-&gt;A*</text:p>
      <text:p text:style-name="P103">*-&gt;}<text:tab/><text:tab/><text:tab/>//<text:span text:style-name="T89">1.</text:span> <text:span text:style-name="T88">заключение слова в скобки</text:span></text:p>
      <text:p text:style-name="P100"/>
      <text:p text:style-name="P100">&gt;AB-&gt;B&gt;A<text:tab/><text:tab/>//<text:span text:style-name="T89">2. </text:span><text:span text:style-name="T88">перемещение первого знака в конец слова</text:span></text:p>
      <text:p text:style-name="P100">{A-&gt;&gt;A</text:p>
      <text:p text:style-name="P100"/>
      <text:p text:style-name="P100">→{*</text:p>
      <text:p text:style-name="P96">–-––––––––-––––––––-––––-––––––––-––––––––-–––</text:p>
      <text:p text:style-name="P76"><text:span text:style-name="T52">С</text:span><text:span text:style-name="T51">ложность </text:span><text:span text:style-name="T70">О(n</text:span><text:span text:style-name="T50">2</text:span><text:span text:style-name="T70">)</text:span></text:p>
      <text:p text:style-name="P105">Тесты:<text:tab/> <text:s/><text:span text:style-name="T19">входное <text:s/></text:span><text:span text:style-name="T20">abvvba</text:span><text:span text:style-name="T92"><text:tab/></text:span><text:span text:style-name="T20">выходное <text:s/>true</text:span></text:p>
      <text:p text:style-name="P105"><text:tab/> <text:s/><text:span text:style-name="T20">входное <text:s text:c="2"/>aba</text:span><text:span text:style-name="T92"><text:tab/></text:span><text:span text:style-name="T20">выходное <text:s/></text:span><text:span text:style-name="T21">true</text:span></text:p>
      <text:p text:style-name="P106"><text:tab/> <text:s/><text:span text:style-name="T20">входное <text:s text:c="2"/>ab</text:span><text:span text:style-name="T21">b</text:span><text:span text:style-name="T92"><text:tab/></text:span><text:span text:style-name="T20">выходное <text:s/></text:span><text:span text:style-name="T21">false</text:span></text:p>
      <text:p text:style-name="P165"/>
      <text:p text:style-name="P165"/>
      <text:p text:style-name="P76"><text:span text:style-name="T58">Б</text:span><text:span text:style-name="T57">илет 14</text:span></text:p>
      <text:p text:style-name="P157"/>
      <text:p text:style-name="P100">Реверс байт числа на Си</text:p>
      <text:p text:style-name="P130">Алгоритм производит реверс байт числа, дописывая, там где нужно нули на место пустующих битов. <text:span text:style-name="T95">В цикле от числа отделяется очередные 8 битов при помощи взятия остатка от деления на 2 (использование поразрядной конъюнкции недопустимо, так как будут утеряны пустые биты, стоящие слева от старшего непустого), эти биты записываются в </text:span><text:soft-page-break/><text:span text:style-name="T95">обратном порядке. Полученные после реверса байты при помощи логических сдвигов влево и дизъюнкции складываются обратно в число в прямом порядке. Таким образом,</text:span></text:p>
      <text:p text:style-name="P131">число 560<text:span text:style-name="T96">10</text:span>= 512<text:span text:style-name="T96">10</text:span>+32<text:span text:style-name="T96">10</text:span>+16<text:span text:style-name="T96">10</text:span>=10 0011 0000<text:span text:style-name="T96">2 </text:span>преобразуется в 0<text:span text:style-name="T99">1000 0000 0000 1100</text:span><text:span text:style-name="T97">2 </text:span><text:span text:style-name="T99">= 16 384</text:span><text:span text:style-name="T97">10 </text:span><text:span text:style-name="T99">+</text:span><text:span text:style-name="T97"> </text:span><text:span text:style-name="T99">+8</text:span><text:span text:style-name="T97">10</text:span><text:span text:style-name="T99">+4</text:span><text:span text:style-name="T97">10</text:span><text:span text:style-name="T99">=16396</text:span><text:span text:style-name="T97">10</text:span></text:p>
      <text:p text:style-name="P111">–-––––––––-––––––––-––––––––-––––––––-––––––––-––––––––-––––––––-–––––––</text:p>
      <text:p text:style-name="P100">#include&lt;stdio.h&gt;</text:p>
      <text:p text:style-name="P100"/>
      <text:p text:style-name="P100">int main(){</text:p>
      <text:p text:style-name="P100">int number, num=0, un=0, cnt=0;</text:p>
      <text:p text:style-name="P100">scanf("%d", &amp;number);<text:tab/><text:tab/>// <text:span text:style-name="T101">ввод числа в переменную number</text:span></text:p>
      <text:p text:style-name="P100"/>
      <text:p text:style-name="P100">while(number||cnt%8){ <text:s/>//<text:span text:style-name="T101">когда number станет 0, допишем недостающие нули в <text:s/>старшем байте</text:span></text:p>
      <text:p text:style-name="P100"><text:s text:c="4"/>num=(num&lt;&lt;1)+number%2; <text:s text:c="6"/>//<text:span text:style-name="T101">здесь отделяем биты и реверсируем их</text:span></text:p>
      <text:p text:style-name="P100"><text:s text:c="4"/>number&gt;&gt;=1;cnt++;</text:p>
      <text:p text:style-name="P100"><text:s text:c="4"/>if(!(cnt%8)){<text:tab/><text:tab/><text:tab/>//<text:span text:style-name="T101">здесь отмеряем по 8 бит</text:span></text:p>
      <text:p text:style-name="P100"><text:s text:c="8"/>un|=num&lt;&lt;(cnt-8);<text:tab/><text:tab/>//<text:span text:style-name="T101">здесь соединяем полученные байты</text:span></text:p>
      <text:p text:style-name="P100"><text:s text:c="8"/>num=0;}</text:p>
      <text:p text:style-name="P100">}</text:p>
      <text:p text:style-name="P100">printf("%d\n", un);<text:tab/><text:tab/>//<text:span text:style-name="T102">выво</text:span><text:span text:style-name="T103">д</text:span></text:p>
      <text:p text:style-name="P100">return 0; <text:s text:c="3"/></text:p>
      <text:p text:style-name="P100">}</text:p>
      <text:p text:style-name="P111">–-––––––––-––––––––-––––––––-––––––––-––––––––-––––––––-––––––––-–––––––</text:p>
      <text:p text:style-name="P100">Сложность <text:span text:style-name="T93">O(n*</text:span><text:span text:style-name="T99">log(n)</text:span><text:span text:style-name="T93">)</text:span></text:p>
      <text:p text:style-name="P100">Тесты: <text:span text:style-name="T22">входное </text:span><text:span text:style-name="T23">1</text:span><text:span text:style-name="T94"><text:tab/> </text:span><text:span text:style-name="T23">выходное 1</text:span><text:span text:style-name="T24">28</text:span></text:p>
      <text:p text:style-name="P107"><text:tab/> <text:span text:style-name="T24">входное 560</text:span><text:span text:style-name="T100"><text:tab/> </text:span><text:span text:style-name="T24">выходное 16396</text:span></text:p>
      <text:p text:style-name="P166"/>
      <text:p text:style-name="P100"><text:tab/> </text:p>
      <text:p text:style-name="P100"/>
      <text:p text:style-name="P100"/>
      <text:p text:style-name="P76"><text:span text:style-name="T58">Б</text:span><text:span text:style-name="T57">илет 15</text:span></text:p>
      <text:p text:style-name="P157"/>
      <text:p text:style-name="P100">Вывод вещественного числа в виде дроби на Си</text:p>
      <text:p text:style-name="P132">Идея алгоритма заключается в представлении числа как десятичной дроби. Допустим на вход поступило число num, которое мы возьмем в качестве числителя дроби. Мы будем умножать числитель и знаменатель на 10, причем числитель нужно округлять до целого. В тот момент когда полученная дробь будет достаточно близка к изначальному вещественному числу, мы выведем ее в качестве ответа</text:p>
      <text:p text:style-name="P111">–-––––––––-––––––––-––––––––-––––––––-––––––––-––––––––-––––––––-–––––––</text:p>
      <text:p text:style-name="P100">#include &lt;stdio.h&gt;</text:p>
      <text:p text:style-name="P100">#include &lt;math.h&gt;</text:p>
      <text:p text:style-name="P100">int main(){</text:p>
      <text:p text:style-name="P100">double num;int del=1;</text:p>
      <text:p text:style-name="P100">scanf("%lf", &amp;num);<text:tab/><text:tab/>//<text:span text:style-name="T105">ввод веществ. числа</text:span></text:p>
      <text:p text:style-name="P100"/>
      <text:p text:style-name="P100">while((int)num != (int)ceil(num)){<text:tab/>//<text:span text:style-name="T105">умножение на 10 округления вещественного в целое</text:span></text:p>
      <text:p text:style-name="P100">num *= 10;</text:p>
      <text:p text:style-name="P100">del *= 10;}</text:p>
      <text:p text:style-name="P100"/>
      <text:p text:style-name="P100">printf("%ld/%d\n", (long int) num/10, del/10); <text:s/>//<text:span text:style-name="T105">вывод</text:span></text:p>
      <text:p text:style-name="P100">return 0;}</text:p>
      <text:p text:style-name="P111">–-––––––––-––––––––-––––––––-––––––––-––––––––-––––––––-––––––––-–––––––</text:p>
      <text:p text:style-name="P100"><text:soft-page-break/>Сложность <text:span text:style-name="T104">тут я не знаю как считать, зависит не от длины слова, а от значений разрядов числа</text:span></text:p>
      <text:p text:style-name="P108">Тесты: <text:span text:style-name="T24">входное </text:span><text:span text:style-name="T25">3.14159</text:span><text:span text:style-name="T100"><text:tab/> </text:span><text:span text:style-name="T24">выходное </text:span><text:span text:style-name="T25">314159/100</text:span><text:span text:style-name="T26">0</text:span><text:span text:style-name="T25">00</text:span></text:p>
      <text:p text:style-name="P100"/>
      <text:p text:style-name="P116">Вариант с палиндромом – второй билет</text:p>
      <text:p text:style-name="P117"/>
      <text:p text:style-name="P100"/>
      <text:p text:style-name="P76"><text:span text:style-name="T58">Б</text:span><text:span text:style-name="T57">илет 16</text:span></text:p>
      <text:p text:style-name="P157"/>
      <text:p text:style-name="P119">НАМ перевод из четверичной сс в шестнадцатиричную</text:p>
      <text:p text:style-name="P133">Алгоритм состоит из</text:p>
      <text:p text:style-name="P133">1. Перемещения маркера в конец слова</text:p>
      <text:p text:style-name="P133">2. Замене <text:span text:style-name="T105">двух разрядов 4-ичного числа соответсвующим разрядом 16-ичного(в случае когда 4-ичный разряд один ничего менять не надо)</text:span></text:p>
      <text:p text:style-name="P112">–-––––––––-––––––––-––––––––-––––––––-––––––––-––––––––-––––––––-–––––––</text:p>
      <text:p text:style-name="P77">&gt;0-&gt;0&gt;</text:p>
      <text:p text:style-name="P77">&gt;1-&gt;1&gt;</text:p>
      <text:p text:style-name="P77">&gt;2-&gt;2&gt;<text:tab/>//<text:span text:style-name="T105">перемещение маркера в конец слова</text:span></text:p>
      <text:p text:style-name="P77">&gt;3-&gt;3&gt;</text:p>
      <text:p text:style-name="P77">&gt;-&gt;&lt;</text:p>
      <text:p text:style-name="P77">00&lt;-&gt;&lt;0</text:p>
      <text:p text:style-name="P77">01&lt;-&gt;&lt;1</text:p>
      <text:p text:style-name="P77">02&lt;-&gt;&lt;2</text:p>
      <text:p text:style-name="P77">03&lt;-&gt;&lt;3</text:p>
      <text:p text:style-name="P77">10&lt;-&gt;&lt;4</text:p>
      <text:p text:style-name="P77">11&lt;-&gt;&lt;5</text:p>
      <text:p text:style-name="P77">12&lt;-&gt;&lt;6</text:p>
      <text:p text:style-name="P77">13&lt;-&gt;&lt;7</text:p>
      <text:p text:style-name="P78">20&lt;-&gt;&lt;8<text:tab/>//<text:span text:style-name="T105">замена 4-ичных разрядов 16-ичными</text:span></text:p>
      <text:p text:style-name="P77">21&lt;-&gt;&lt;9</text:p>
      <text:p text:style-name="P77">22&lt;-&gt;&lt;A</text:p>
      <text:p text:style-name="P77">23&lt;-&gt;&lt;B</text:p>
      <text:p text:style-name="P77">30&lt;-&gt;&lt;C</text:p>
      <text:p text:style-name="P77">31&lt;-&gt;&lt;D</text:p>
      <text:p text:style-name="P77">32&lt;-&gt;&lt;E</text:p>
      <text:p text:style-name="P77">33&lt;-&gt;&lt;F</text:p>
      <text:p text:style-name="P77">&lt;-&gt;.</text:p>
      <text:p text:style-name="P77">-&gt;&gt;</text:p>
      <text:p text:style-name="P112">–-––––––––-––––––––-––––––––-––––––––-––––––––-––––––––-––––––––-–––––––</text:p>
      <text:p text:style-name="P116">Сложность <text:span text:style-name="T105">O(n)</text:span></text:p>
      <text:p text:style-name="P118">Тесты <text:span text:style-name="T24">входное </text:span><text:span text:style-name="T27">333</text:span><text:span text:style-name="T100"><text:tab/> </text:span><text:span text:style-name="T24">выходное </text:span><text:span text:style-name="T27">3F</text:span></text:p>
      <text:p text:style-name="P116"/>
      <text:p text:style-name="P158">Билет 17</text:p>
      <text:p text:style-name="P158"/>
      <text:p text:style-name="P116">Составить ДТ по сложению двоичных чисел</text:p>
      <text:p text:style-name="P116"/>
      <text:p text:style-name="P158">Билет 18</text:p>
      <text:p text:style-name="P116"/>
      <text:p text:style-name="P116">ДТ: перевод числа из сс в натуральную</text:p>
      <text:p text:style-name="P116"/>
      <text:p text:style-name="P167"><text:s/>Билет 19 (Счастливый) </text:p>
      <text:p text:style-name="P167"/>
      <text:p text:style-name="P146"><text:soft-page-break/><text:s/>Составить НАМ построения машинного слова по заданной двоичной маске </text:p>
      <text:p text:style-name="P116"/>
      <text:p text:style-name="P116"/>
      <text:p text:style-name="P158">Билет 20</text:p>
      <text:p text:style-name="P158"/>
      <text:p text:style-name="P116">Выдача N байта на Си</text:p>
      <text:p text:style-name="P134">Алгоритм заключается в логическом сдвиге интересующих нас 8-ми бит введенного числа, и вывод их через поразрядную конъюнкцию с числом 255<text:span text:style-name="T96">10</text:span> <text:s text:c="3"/>(255<text:span text:style-name="T96">10</text:span>=<text:span text:style-name="T106">1111111</text:span><text:span text:style-name="T98">2</text:span>) </text:p>
      <text:p text:style-name="P112">–-––––––––-––––––––-––––––––-––––––––-––––––––-––––––––-––––––––-–––––––</text:p>
      <text:p text:style-name="P79"><text:span text:style-name="T61">#</text:span><text:span text:style-name="T51">include&lt;stdio.h&gt;</text:span></text:p>
      <text:p text:style-name="P40"><text:span text:style-name="T61">i</text:span><text:span text:style-name="T51">nt main(){int number, </text:span><text:span text:style-name="T61">n</text:span><text:span text:style-name="T51">;</text:span></text:p>
      <text:p text:style-name="P112">scanf("%d", &amp;number);</text:p>
      <text:p text:style-name="P40"><text:span text:style-name="T61">printf</text:span><text:span text:style-name="T51">("%</text:span><text:span text:style-name="T61">d</text:span><text:span text:style-name="T62">\n</text:span><text:span text:style-name="T51">", </text:span><text:span text:style-name="T61">(</text:span><text:span text:style-name="T51">number &gt;&gt; (i*8))&amp;255</text:span><text:span text:style-name="T61">));</text:span></text:p>
      <text:p text:style-name="P79"><text:span text:style-name="T51">return 0;</text:span><text:span text:style-name="T62">}</text:span></text:p>
      <text:p text:style-name="P120">–-––––––––-––––––––-––––––––-––––––––-––––––––-––––––––-––––––––-–––––––</text:p>
      <text:p text:style-name="P80"><text:span text:style-name="T62">С</text:span><text:span text:style-name="T51">ложность<text:tab/></text:span><text:span text:style-name="T71">O(1)</text:span></text:p>
      <text:p text:style-name="P81"><text:span text:style-name="T62">Т</text:span><text:span text:style-name="T51">есты<text:tab/></text:span><text:span text:style-name="T59">входное 560</text:span><text:span text:style-name="T72"><text:tab/> </text:span><text:span text:style-name="T59">выходное </text:span><text:span text:style-name="T60">48</text:span></text:p>
      <text:p text:style-name="P138"><text:tab/></text:p>
      <text:p text:style-name="P159"/>
      <text:p text:style-name="P21"><text:span text:style-name="T51">Билет 2</text:span><text:span text:style-name="T63">1</text:span></text:p>
      <text:p text:style-name="P121"/>
      <text:p text:style-name="P121">НАМ реверса слова</text:p>
      <text:p text:style-name="P135">Алгоритм в процессе выполнения алгоритма</text:p>
      <text:p text:style-name="P135">1.Берем входное слово в скобки</text:p>
      <text:p text:style-name="P135">2. Меняем местами первый и последний знак слова</text:p>
      <text:p text:style-name="P135">3.Уже замененные буквы вытаскиваем за скобки</text:p>
      <text:p text:style-name="P135">4.После выполнения реверса удаляем скобки</text:p>
      <text:p text:style-name="P93">–-––––––––-––––––––-–––</text:p>
      <text:p text:style-name="P93">*A-&gt;A*</text:p>
      <text:p text:style-name="P93">*-&gt;<text:span text:style-name="T106">}</text:span></text:p>
      <text:p text:style-name="P93"/>
      <text:p text:style-name="P93"><text:span text:style-name="T106">{}</text:span>-&gt;.</text:p>
      <text:p text:style-name="P93"><text:span text:style-name="T106">{</text:span>A<text:span text:style-name="T106">}</text:span>-&gt;.A</text:p>
      <text:p text:style-name="P93"/>
      <text:p text:style-name="P93">&gt;AB<text:span text:style-name="T106">}</text:span>-&gt;&lt;B<text:span text:style-name="T106">}</text:span>A</text:p>
      <text:p text:style-name="P41"><text:span text:style-name="T71">{</text:span><text:span text:style-name="T52">A&lt;B-</text:span><text:span text:style-name="T67">&gt;</text:span><text:span text:style-name="T52">B</text:span><text:span text:style-name="T71">{</text:span></text:p>
      <text:p text:style-name="P93">A&lt;B-&gt;&lt;BA</text:p>
      <text:p text:style-name="P93">&gt;AB-&gt;B&gt;A</text:p>
      <text:p text:style-name="P93"><text:span text:style-name="T106">{</text:span>A-&gt;<text:span text:style-name="T106">{</text:span>A&gt;A</text:p>
      <text:p text:style-name="P41"><text:span text:style-name="T52">-&gt;</text:span><text:span text:style-name="T71">{</text:span><text:span text:style-name="T67">* </text:span></text:p>
      <text:p text:style-name="P93">–-––––––––-––––––––-–––</text:p>
      <text:p text:style-name="P80"><text:span text:style-name="T52">С</text:span><text:span text:style-name="T51">ложность </text:span><text:span text:style-name="T73">O(n)</text:span></text:p>
      <text:p text:style-name="P122">Тесты: <text:s text:c="2"/><text:span text:style-name="T24">входное </text:span><text:span text:style-name="T28">abvg</text:span><text:span text:style-name="T100"> <text:s text:c="3"/></text:span><text:span text:style-name="T24">выходное </text:span><text:span text:style-name="T28">gvba</text:span></text:p>
      <text:p text:style-name="P122"><text:tab/> <text:s text:c="2"/><text:span text:style-name="T24">входное </text:span><text:span text:style-name="T28">b</text:span><text:span text:style-name="T100"><text:tab/> </text:span><text:span text:style-name="T24">выходное </text:span><text:span text:style-name="T28">b</text:span></text:p>
      <text:p text:style-name="P121"/>
      <text:p text:style-name="P21"><text:span text:style-name="T51">Билет 2</text:span><text:span text:style-name="T63">2</text:span></text:p>
      <text:p text:style-name="P160"/>
      <text:p text:style-name="P121">Проверка на палиндром слова на ДТ</text:p>
      <text:p text:style-name="P121"/>
      <text:p text:style-name="P21"><text:span text:style-name="T51">Билет 2</text:span><text:span text:style-name="T63">3</text:span></text:p>
      <text:p text:style-name="P160"/>
      <text:p text:style-name="P121">Транспонирование матрицы NxN</text:p>
      <text:p text:style-name="P121"><text:soft-page-break/></text:p>
      <text:p text:style-name="P168"><text:s/>Билет 24 </text:p>
      <text:p text:style-name="P168"/>
      <text:p text:style-name="P147"><text:s/>Спеллинг числа на Си (ввод: 324, вывод «триста двадцать четыре») </text:p>
      <text:p text:style-name="P121"/>
      <text:p text:style-name="P160">Билет 25<text:span text:style-name="T10"> </text:span><text:span text:style-name="T11">(где-то ошибка, нет времени фиксить, но думаю zzz не заметит)</text:span></text:p>
      <text:p text:style-name="P160"/>
      <text:p text:style-name="P121">Перемножение многочленов на Си</text:p>
      <text:p text:style-name="P121"/>
      <text:p text:style-name="P136">Максимально возможной степенью произведения многочленов является сумма наибольш<text:span text:style-name="T109">их </text:span>степеней этих многочленов. Таким образом алгоритм <text:span text:style-name="T107">алгоритм заключается в</text:span></text:p>
      <text:p text:style-name="P137">1.Создании массива со всеми элементами первого многочлена (индекс элемента массива – степень, а значение – коэффициент)</text:p>
      <text:p text:style-name="P137">2.Последовательном считывании коэффициентов при элементах второго многочлена и перемножении их с каждым коэффициентом первого</text:p>
      <text:p text:style-name="P137">3. Создание второго массива, в который будут записываться эти произведения (каждый индекс элемента массива – произведение степеней соответствующих членов). По сути мы будем прибавлять к полученным ранее произведениям новые.</text:p>
      <text:p text:style-name="P137"/>
      <text:p text:style-name="P113">–-––––––––-––––––––-––––––––-––––––––-––––––––-––––––––-––––––––-–––––––</text:p>
      <text:p text:style-name="P101">#include&lt;stdio.h&gt;</text:p>
      <text:p text:style-name="P101">int const n=20;</text:p>
      <text:p text:style-name="P101">int main(){</text:p>
      <text:p text:style-name="P101">int first[n]={0};<text:tab/><text:tab/>//<text:span text:style-name="T107">создание первого массива</text:span></text:p>
      <text:p text:style-name="P101">int second[n]={0};</text:p>
      <text:p text:style-name="P101">int now, i,k, n1, n2;</text:p>
      <text:p text:style-name="P101"/>
      <text:p text:style-name="P101">scanf("%d\n", &amp;n1);<text:tab/><text:tab/>//<text:span text:style-name="T108">считывание максимальной степени первого многочлена</text:span></text:p>
      <text:p text:style-name="P101">for(i=0; i&lt;n1+1; i++){scanf("%d", &amp;first[i]);}<text:tab/>// <text:span text:style-name="T107">считывание элементов первого многочлена</text:span></text:p>
      <text:p text:style-name="P101">scanf("%d\n", &amp;n2);<text:tab/><text:tab/>//<text:span text:style-name="T108">считывание максимальной степени второго многочлена</text:span></text:p>
      <text:p text:style-name="P101"/>
      <text:p text:style-name="P101">for(k=0; k&lt;n2+1; k++){scanf("%d",&amp;now);<text:tab/><text:tab/>//<text:span text:style-name="T108">считывание элементов второго многочлена</text:span></text:p>
      <text:p text:style-name="P101"><text:tab/>for(i=0; i&lt;n1+1; i++){</text:p>
      <text:p text:style-name="P101"><text:tab/> <text:s text:c="3"/>second[k+i]=second[k+i]+first[i]*now; <text:s/>//<text:span text:style-name="T108">перемножение коэфф-тов и суммирование</text:span></text:p>
      <text:p text:style-name="P101"><text:tab/>}}</text:p>
      <text:p text:style-name="P101"/>
      <text:p text:style-name="P109">for(k=n2+n1; k&gt;1;k--) </text:p>
      <text:p text:style-name="P109"><text:tab/>if (second[k]&gt;0)</text:p>
      <text:p text:style-name="P109"><text:tab/><text:tab/> printf("%d*x^%d+",second[k], k); //<text:span text:style-name="T108">вывод с учетом знаков</text:span></text:p>
      <text:p text:style-name="P101">k--;</text:p>
      <text:p text:style-name="P101">if(second[k]&gt;0)printf("%d\n", second[k]); <text:s/>//<text:span text:style-name="T108">вывод члена с нулевой степенью</text:span></text:p>
      <text:p text:style-name="P101">return 0;}</text:p>
      <text:p text:style-name="P113">–-––––––––-––––––––-––––––––-––––––––-––––––––-––––––––-––––––––-–––––––</text:p>
      <text:p text:style-name="P101">Сложность <text:span text:style-name="T108">O(n)</text:span></text:p>
      <text:p text:style-name="P110">Тесты: <text:span text:style-name="T29">входное <text:s/>3 <text:s text:c="2"/>2 0 1 1 <text:s text:c="2"/>2 <text:s/>1 1 5</text:span><text:span text:style-name="T110"><text:tab/></text:span><text:span text:style-name="T29">выходное <text:s/></text:span><text:span text:style-name="T30">2 2 11 2 6 5</text:span></text:p>
      <text:p text:style-name="P121"/>
      <text:p text:style-name="P168"><text:s/>Билет 26 </text:p>
      <text:p text:style-name="P160"/>
      <text:p text:style-name="P147"><text:s/>Дополнительный код 16 ричного числа на НАМ </text:p>
      <text:p text:style-name="P121"/>
      <text:p text:style-name="P160">Билет 27</text:p>
      <text:p text:style-name="P160"><text:soft-page-break/></text:p>
      <text:p text:style-name="P121">Сумма двоичных чисел на НАМ</text:p>
      <text:p text:style-name="P121"/>
      <text:p text:style-name="P145">Входное слово – два числа разделенные знаком «+»</text:p>
      <text:p text:style-name="P145">Алгоритм заключается в <text:span text:style-name="T115">последовательном </text:span>перемещении цифр второго числа к знаку «<text:span text:style-name="T115">+</text:span>», <text:span text:style-name="T115">суммировании с цифрами перового числа, а затем суммированием с результатом предыдущих суммирований</text:span></text:p>
      <text:p text:style-name="P94">–-––––––––-––––––––-–––</text:p>
      <text:p text:style-name="P80">1|-&gt;|0</text:p>
      <text:p text:style-name="P80">0|-&gt;1</text:p>
      <text:p text:style-name="P80">|-&gt;1</text:p>
      <text:p text:style-name="P80"/>
      <text:p text:style-name="P80">1=(1)-&gt;|=0</text:p>
      <text:p text:style-name="P80">0=(1)-&gt;=1</text:p>
      <text:p text:style-name="P80">1=(0)-&gt;=1</text:p>
      <text:p text:style-name="P80">0=(0)-&gt;=0</text:p>
      <text:p text:style-name="P80"/>
      <text:p text:style-name="P80">+(A)-&gt;(A)+</text:p>
      <text:p text:style-name="P80">0(A)-&gt;(A)0</text:p>
      <text:p text:style-name="P80">1(A)-&gt;(A)1</text:p>
      <text:p text:style-name="P80"/>
      <text:p text:style-name="P80">rA-&gt;Ar</text:p>
      <text:p text:style-name="P80">0r-&gt;(0)r</text:p>
      <text:p text:style-name="P80">1r-&gt;(1)r</text:p>
      <text:p text:style-name="P80">+r-&gt;</text:p>
      <text:p text:style-name="P80">=-&gt;.</text:p>
      <text:p text:style-name="P80">+-&gt;=+r</text:p>
      <text:p text:style-name="P94">–-––––––––-––––––––-–––</text:p>
      <text:p text:style-name="P82"><text:span text:style-name="T52">С</text:span><text:span text:style-name="T51">ложность</text:span></text:p>
      <text:p text:style-name="P123">Тесты:</text:p>
      <text:p text:style-name="P123"/>
      <text:p text:style-name="P26"><text:span text:style-name="T51"><text:s/>Билет 2</text:span><text:span text:style-name="T64">8 </text:span></text:p>
      <text:p text:style-name="P161"/>
      <text:p text:style-name="P148"><text:s/>Проверка лексикографической упорядоченности последовательности слов на Си </text:p>
      <text:p text:style-name="P123"/>
      <text:p text:style-name="P162">Билет 29</text:p>
      <text:p text:style-name="P162"/>
      <text:p text:style-name="P140">НАМ инкримент 16 сс</text:p>
      <text:p text:style-name="P139">Алгоритм состоит из</text:p>
      <text:p text:style-name="P139">1. Введение маркера «r» и перемещение его в конец слова</text:p>
      <text:p text:style-name="P139">2. <text:s/>Замена последней цифры числа, помеченной этим маркером на цифру, большую на единицу</text:p>
      <text:p text:style-name="P139">3. В случае когда инкремент применяется максимальной цифре данной сс (цифре F), цифра заменяется нулем, <text:span text:style-name="T111">а единица принадлежащая следующему разряду помечается новым маркером «l»</text:span></text:p>
      <text:p text:style-name="P141">4. Маркер «l» выполняет те же функции что и маркер «r», но в случае когда единицу придется прибавлять к старшему разряду числа равному «F» на следующем ходу этот маркер превратится в единицу.</text:p>
      <text:p text:style-name="P95">–-––––––––-––––––––-–––</text:p>
      <text:p text:style-name="P123">r0-&gt;0r</text:p>
      <text:p text:style-name="P123">r1-&gt;1r</text:p>
      <text:p text:style-name="P123">r2-&gt;2r</text:p>
      <text:p text:style-name="P123"><text:soft-page-break/>r3-&gt;3r</text:p>
      <text:p text:style-name="P123">r4-&gt;4r</text:p>
      <text:p text:style-name="P123">r5-&gt;5r</text:p>
      <text:p text:style-name="P123">r6-&gt;6r</text:p>
      <text:p text:style-name="P123">r7-&gt;7r</text:p>
      <text:p text:style-name="P123">r8-&gt;8r</text:p>
      <text:p text:style-name="P123">r9-&gt;9r</text:p>
      <text:p text:style-name="P123">rA-&gt;Ar</text:p>
      <text:p text:style-name="P123">rB-&gt;Br</text:p>
      <text:p text:style-name="P123">rC-&gt;Cr</text:p>
      <text:p text:style-name="P123">rD-&gt;Dr</text:p>
      <text:p text:style-name="P123">rE-&gt;Er</text:p>
      <text:p text:style-name="P123">rF-&gt;Fr</text:p>
      <text:p text:style-name="P123">0r-&gt;.1</text:p>
      <text:p text:style-name="P123">1r-&gt;.2</text:p>
      <text:p text:style-name="P123">2r-&gt;.3</text:p>
      <text:p text:style-name="P123">3r-&gt;.4</text:p>
      <text:p text:style-name="P123">4r-&gt;.5</text:p>
      <text:p text:style-name="P123">5r-&gt;.6</text:p>
      <text:p text:style-name="P123">6r-&gt;.7</text:p>
      <text:p text:style-name="P123">7r-&gt;.8</text:p>
      <text:p text:style-name="P123">8r-&gt;.9</text:p>
      <text:p text:style-name="P123">9r-&gt;.A</text:p>
      <text:p text:style-name="P123">Ar-&gt;.B</text:p>
      <text:p text:style-name="P123">Br-&gt;.C</text:p>
      <text:p text:style-name="P123">Cr-&gt;.D</text:p>
      <text:p text:style-name="P123">Dr-&gt;.E</text:p>
      <text:p text:style-name="P123">Er-&gt;.F</text:p>
      <text:p text:style-name="P123">Fr-&gt;l0</text:p>
      <text:p text:style-name="P123">0l-&gt;.1</text:p>
      <text:p text:style-name="P123">1l-&gt;.2</text:p>
      <text:p text:style-name="P123">2l-&gt;.3</text:p>
      <text:p text:style-name="P123">3l-&gt;.4</text:p>
      <text:p text:style-name="P123">4l-&gt;.5</text:p>
      <text:p text:style-name="P123">5l-&gt;.6</text:p>
      <text:p text:style-name="P123">6l-&gt;.7</text:p>
      <text:p text:style-name="P123">7l-&gt;.8</text:p>
      <text:p text:style-name="P123">8l-&gt;.9</text:p>
      <text:p text:style-name="P123">9l-&gt;.A</text:p>
      <text:p text:style-name="P123">Al-&gt;.B</text:p>
      <text:p text:style-name="P123">Bl-&gt;.C</text:p>
      <text:p text:style-name="P123">Cl-&gt;.D</text:p>
      <text:p text:style-name="P123">Dl-&gt;.E</text:p>
      <text:p text:style-name="P123">El-&gt;.F</text:p>
      <text:p text:style-name="P123">Fl-&gt;l0</text:p>
      <text:p text:style-name="P123">l-&gt;.1</text:p>
      <text:p text:style-name="P123">-&gt;r</text:p>
      <text:p text:style-name="P95">–-––––––––-––––––––-–––</text:p>
      <text:p text:style-name="P141">Сложность O(n)</text:p>
      <text:p text:style-name="P141">Тесты: <text:span text:style-name="T24">входное </text:span><text:span text:style-name="T12">A5B</text:span><text:span text:style-name="T100"><text:tab/> </text:span><text:span text:style-name="T24">выходное </text:span><text:span text:style-name="T12">A5C</text:span></text:p>
      <text:p text:style-name="P141"><text:tab/> <text:span text:style-name="T24">входное </text:span><text:span text:style-name="T12">FFF</text:span><text:span text:style-name="T100"><text:tab/> </text:span><text:span text:style-name="T24">выходное </text:span><text:span text:style-name="T12">1000</text:span></text:p>
      <text:p text:style-name="P171"/>
      <text:p text:style-name="P22"><text:soft-page-break/><text:span text:style-name="T52">Билет </text:span><text:span text:style-name="T65">30</text:span></text:p>
      <text:p text:style-name="P163"/>
      <text:p text:style-name="P83"><text:span text:style-name="T65">К</text:span><text:span text:style-name="T51">онвертирование 5 в 4 МТ на Си</text:span></text:p>
      <text:p text:style-name="P142"/>
      <text:p text:style-name="P143">Для конвертации пятерок в четверки нужно для <text:span text:style-name="T12">каждого</text:span> состояния (0, a1, a2, v, 1), где 0 и 1 — имена состояний, a1, a2 — знаки рабочего алфавита рассматриваемой МТ, v={l,r}, поставить в соответствие 2 состояния: (0, a1, a2, 0p) и (0p, a<text:span text:style-name="T112">2</text:span>, <text:span text:style-name="T112">v</text:span>, 1), <text:span text:style-name="T112">где 0p – имя промежуточного состояния.</text:span></text:p>
      <text:p text:style-name="P144">Алгоритм заключается в построчном считывании и преобразовании команд программы рассматриваемой МТ</text:p>
      <text:p text:style-name="P114">–-––––––––-––––––––-––––––––-––––––––-––––––––-––––––––-––––––––-–––––––</text:p>
      <text:p text:style-name="P114">#include&lt;stdio.h&gt;</text:p>
      <text:p text:style-name="P114">#define n 50</text:p>
      <text:p text:style-name="P114">#define zero '0'</text:p>
      <text:p text:style-name="P114">int main(){int T5[n][5]; int i,k=0;</text:p>
      <text:p text:style-name="P114"/>
      <text:p text:style-name="P114">i=getchar(); </text:p>
      <text:p text:style-name="P114">while(i!=EOF){</text:p>
      <text:p text:style-name="P114"/>
      <text:p text:style-name="P114"><text:s text:c="4"/>T5[k][0]=T5[k][4]=0;</text:p>
      <text:p text:style-name="P114"><text:s text:c="4"/>for(int p=1; p&lt;n; p*=10)</text:p>
      <text:p text:style-name="P114"><text:s text:c="8"/>{T5[k][0]=T5[k][0]*10+(i-zero);i=getchar();}</text:p>
      <text:p text:style-name="P114"><text:s text:c="4"/>T5[k][1]=getchar();getchar();</text:p>
      <text:p text:style-name="P114"><text:s text:c="4"/>T5[k][2]=getchar();getchar();</text:p>
      <text:p text:style-name="P114"><text:s text:c="4"/>T5[k][3]=getchar();getchar();</text:p>
      <text:p text:style-name="P114"><text:s text:c="4"/>for(int p=1; p&lt;n; p*=10)</text:p>
      <text:p text:style-name="P114"><text:s text:c="8"/>{i=getchar(); T5[k][4]=T5[k][4]*10+(i-zero);}</text:p>
      <text:p text:style-name="P114"><text:s text:c="4"/>getchar();i=getchar();</text:p>
      <text:p text:style-name="P114">k++;}</text:p>
      <text:p text:style-name="P114"/>
      <text:p text:style-name="P114"/>
      <text:p text:style-name="P114">for(int j=0; j&lt;k-1; j++){</text:p>
      <text:p text:style-name="P114"><text:s text:c="4"/>printf("%d,", T5[j][0]);</text:p>
      <text:p text:style-name="P114"><text:s text:c="4"/>printf("%c,", T5[j][1]);</text:p>
      <text:p text:style-name="P114"><text:s text:c="4"/>printf("%c,", T5[j][2]);</text:p>
      <text:p text:style-name="P114"><text:s text:c="4"/>printf("%dp\n", T5[j][0]);</text:p>
      <text:p text:style-name="P114"><text:s text:c="4"/>printf("%dp,", T5[j][0]);</text:p>
      <text:p text:style-name="P114"><text:s text:c="4"/>printf("%c,", T5[j][2]);</text:p>
      <text:p text:style-name="P114"><text:s text:c="4"/>printf("%c,", T5[j][3]);</text:p>
      <text:p text:style-name="P114"><text:s text:c="4"/>printf("%d\n", T5[j][4]);</text:p>
      <text:p text:style-name="P114">}</text:p>
      <text:p text:style-name="P114"/>
      <text:p text:style-name="P114">return 0;}</text:p>
      <text:p text:style-name="P115">–-––––––––-––––––––-––––––––-––––––––-––––––––-––––––––-––––––––-–––––––</text:p>
      <text:p text:style-name="P124">Сложность <text:span text:style-name="T112">O(n)</text:span></text:p>
      <text:p text:style-name="P125">Тесты: <text:span text:style-name="T24">входное 00, ,a,l,01 </text:span><text:span text:style-name="T31"><text:s/></text:span><text:span text:style-name="T24">01,f,c,r,20 <text:s text:c="2"/>20,g,d,s,20</text:span><text:span text:style-name="T100"><text:tab/> <text:tab/></text:span></text:p>
      <text:p text:style-name="P125"><text:span text:style-name="T100"><text:tab/> </text:span><text:span text:style-name="T24">выходное 0, ,a,0p <text:s text:c="2"/>0p,a,l,1 <text:s text:c="2"/>1,f,c,1p <text:s text:c="2"/>1p,c,r,20 <text:s/>20,g,d,20p <text:s/>20p,d,s,20</text:span></text:p>
      <text:p text:style-name="P124"/>
      <text:p text:style-name="P23"><text:span text:style-name="T52">Билет </text:span><text:span text:style-name="T65">3</text:span><text:span text:style-name="T66">1</text:span></text:p>
      <text:p text:style-name="P164"/>
      <text:p text:style-name="P84">Нарисовать график функцию на Си</text:p>
      <text:p text:style-name="P88"><text:soft-page-break/>Алгоритм заключается в в нахождении максимума и минимума функции (максимальной и минимальной ординаты Y) на отрезке между <text:span text:style-name="T12">удобным </text:span>образом<text:span text:style-name="T113">(типа </text:span><text:span text:style-name="T114">0.5</text:span><text:span text:style-name="T113"> пи и тд)</text:span> взятыми x0 и x1. График мысленно разбиваем на одинаковые горизонтальные полосы (чтобы найти расстояние между полосами достаточно вычесть из максимума функции ее минимум и разделить на то, сколько нам нужно этих полос. <text:s/>В нашем случае полос 20). <text:span text:style-name="T113">Затем снова табулируем функцию на отрезке от x0 до x1 для каждой полосы. </text:span><text:span text:style-name="T114">Если значение функции совпадает (примерно равно) со значением расстояния между полосами умноженное на на номер полосы, <text:s/>выводим звездочку, если не совпадает выводим пробел.</text:span></text:p>
      <text:p text:style-name="P84"/>
      <text:p text:style-name="P115">–-––––––––-––––––––-––––––––-––––––––-––––––––-––––––––-––––––––-–––––––</text:p>
      <text:p text:style-name="P115">#include&lt;stdio.h&gt; <text:s text:c="62"/></text:p>
      <text:p text:style-name="P115">#include&lt;math.h&gt; <text:s text:c="63"/></text:p>
      <text:p text:style-name="P115">int main(){float f_min=0.0,f_max=0.0,x0=0.0,x1=5*acos(-1),dx=0.09,step,i,n;</text:p>
      <text:p text:style-name="P115">int j;</text:p>
      <text:p text:style-name="P115"/>
      <text:p text:style-name="P115">for(i=x0; i&lt;x1; i+=dx) {</text:p>
      <text:p text:style-name="P115">f_min=fmin(f_min,sin(i));</text:p>
      <text:p text:style-name="P115">f_max=fmax(f_max,sin(i));}</text:p>
      <text:p text:style-name="P115"/>
      <text:p text:style-name="P115">step=(f_max-f_min)/20;n=0.0;</text:p>
      <text:p text:style-name="P115">for(j=0;j&lt;20;j++){</text:p>
      <text:p text:style-name="P115">for(i=x0;i&lt;x1;i+=dx){</text:p>
      <text:p text:style-name="P115">if((f_max-1.09*n)&lt;=sin(i)&amp;&amp;sin(i)&lt;=(f_max-n)) printf("*");</text:p>
      <text:p text:style-name="P115">else printf(" ");</text:p>
      <text:p text:style-name="P115">}</text:p>
      <text:p text:style-name="P115">printf("\n");n+=step;} <text:s text:c="51"/></text:p>
      <text:p text:style-name="P115">return 0;} </text:p>
      <text:p text:style-name="P115">–-––––––––-––––––––-––––––––-––––––––-––––––––-––––––––-––––––––-–––––––</text:p>
      <text:p text:style-name="P124">Сложность: -----</text:p>
      <text:p text:style-name="P124">Тесты: -----</text:p>
      <text:p text:style-name="P124"/>
      <text:p text:style-name="P25"><text:span text:style-name="T52"><text:s/>Билет </text:span><text:span text:style-name="T65">3</text:span><text:span text:style-name="T66">2 </text:span></text:p>
      <text:p text:style-name="P169"/>
      <text:p text:style-name="P89"><text:span text:style-name="T66"><text:s/>Н</text:span><text:span text:style-name="T51">аписать на Си табуляцию многочлена и его производной на отрезке </text:span></text:p>
      <text:p text:style-name="P1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FreeMono" svg:font-family="FreeMono" style:font-family-generic="modern" style:font-pitch="fixed"/>
    <style:font-face style:name="Ani" svg:font-family="Ani" style:font-pitch="variable"/>
    <style:font-face style:name="Garuda" svg:font-family="Garuda" style:font-pitch="variable"/>
    <style:font-face style:name="KacstPoster" svg:font-family="KacstPoster" style:font-pitch="variable"/>
    <style:font-face style:name="Lohit Devanagari" svg:font-family="'Lohit Devanagari'" style:font-pitch="variable"/>
    <style:font-face style:name="MathJax_Caligraphic" svg:font-family="MathJax_Caligraphic" style:font-pitch="variable"/>
    <style:font-face style:name="MathJax_Script" svg:font-family="MathJax_Script" style:font-pitch="variable"/>
    <style:font-face style:name="Noto Sans CJK SC" svg:font-family="'Noto Sans CJK SC'" style:font-pitch="variable"/>
    <style:font-face style:name="Tibetan Machine Uni" svg:font-family="'Tibetan Machine Uni'" style:font-pitch="variable"/>
    <style:font-face style:name="Z0031" svg:font-family="Z003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Z003" svg:font-family="Z003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21:55:18.239158365</meta:creation-date>
    <dc:date>2022-03-26T19:10:27.918096541</dc:date>
    <meta:editing-duration>PT15H55M15S</meta:editing-duration>
    <meta:editing-cycles>97</meta:editing-cycles>
    <meta:generator>LibreOffice/6.4.7.2$Linux_X86_64 LibreOffice_project/40$Build-2</meta:generator>
    <meta:document-statistic meta:table-count="0" meta:image-count="0" meta:object-count="5" meta:page-count="16" meta:paragraph-count="555" meta:word-count="3336" meta:character-count="24549" meta:non-whitespace-character-count="21161"/>
  </office:meta>
</office:document-meta>
</file>

<file path=Object 1/content.xml><?xml version="1.0" encoding="utf-8"?>
<math xmlns="http://www.w3.org/1998/Math/MathML" display="block">
  <semantics>
    <mrow>
      <mi>C</mi>
      <mi mathvariant="normal">:</mi>
      <msub>
        <mi>A</mi>
        <mn>2</mn>
      </msub>
      <mo stretchy="false">→</mo>
      <msub>
        <mi>A</mi>
        <mi mathvariant="italic">morze</mi>
      </msub>
    </mrow>
    <annotation encoding="StarMath 5.0">C: A_{ 2 } -&gt;A_{ morze }</annotation>
  </semantics>
</math>
</file>

<file path=Object 2/content.xml><?xml version="1.0" encoding="utf-8"?>
<math xmlns="http://www.w3.org/1998/Math/MathML" display="block">
  <semantics>
    <mrow>
      <msub>
        <mi>A</mi>
        <mn>2</mn>
      </msub>
      <mo stretchy="false">=</mo>
      <mtext>{0,1}</mtext>
    </mrow>
    <annotation encoding="StarMath 5.0">A_{ 2 } = "{0,1}"</annotation>
  </semantics>
</math>
</file>

<file path=Object 3/content.xml><?xml version="1.0" encoding="utf-8"?>
<math xmlns="http://www.w3.org/1998/Math/MathML" display="block">
  <semantics>
    <mrow>
      <msub>
        <mi>A</mi>
        <mi mathvariant="italic">morze</mi>
      </msub>
      <mo stretchy="false">=</mo>
      <mtext>{-, .}</mtext>
    </mrow>
    <annotation encoding="StarMath 5.0">A_{ morze }="{-, .}"</annotation>
  </semantics>
</math>
</file>

<file path=Object 4/content.xml><?xml version="1.0" encoding="utf-8"?>
<math xmlns="http://www.w3.org/1998/Math/MathML" display="block">
  <semantics>
    <msub>
      <mi>A</mi>
      <mn>16</mn>
    </msub>
    <annotation encoding="StarMath 5.0">A_{ 16 }</annotation>
  </semantics>
</math>
</file>

<file path=Object 5/content.xml><?xml version="1.0" encoding="utf-8"?>
<math xmlns="http://www.w3.org/1998/Math/MathML" display="block">
  <semantics>
    <mrow>
      <mi>C</mi>
      <mi mathvariant="normal">:</mi>
      <msub>
        <mi>A</mi>
        <mn>16</mn>
      </msub>
      <mo stretchy="false">→</mo>
      <msub>
        <mi>A</mi>
        <mn>16</mn>
      </msub>
    </mrow>
    <annotation encoding="StarMath 5.0">C: A_{ 16 } -&gt;A_{ 16 }</annotation>
  </semantics>
</math>
</file>